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eherazade" svg:font-family="Scheherazade" style:font-pitch="variable"/>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ext_20_body">
      <style:text-properties style:font-name="Gentium Book Basic" officeooo:rsid="001b943d" officeooo:paragraph-rsid="001b943d"/>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9" style:family="paragraph" style:parent-style-name="Text_20_body">
      <style:text-properties officeooo:paragraph-rsid="001ffa4d"/>
    </style:style>
    <style:style style:name="P10" style:family="paragraph" style:parent-style-name="Text_20_body">
      <style:text-properties style:font-name="Times New Roman" officeooo:rsid="001ffa4d" officeooo:paragraph-rsid="001ffa4d"/>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67531" style:font-weight-asian="bold" style:font-weight-complex="bold"/>
    </style:style>
    <style:style style:name="P16" style:family="paragraph" style:parent-style-name="Text_20_body">
      <style:paragraph-properties fo:text-align="start" style:justify-single-word="false"/>
      <style:text-properties fo:font-weight="bold" officeooo:paragraph-rsid="0029e79f" style:font-weight-asian="bold" style:font-weight-complex="bold"/>
    </style:style>
    <style:style style:name="P17" style:family="paragraph" style:parent-style-name="Text_20_body">
      <style:paragraph-properties fo:text-align="start" style:justify-single-word="false"/>
      <style:text-properties fo:font-weight="bold" officeooo:paragraph-rsid="002eb030" style:font-weight-asian="bold" style:font-weight-complex="bold"/>
    </style:style>
    <style:style style:name="P18" style:family="paragraph" style:parent-style-name="Text_20_body">
      <style:paragraph-properties fo:text-align="start" style:justify-single-word="false"/>
      <style:text-properties fo:font-weight="bold" officeooo:paragraph-rsid="00336ab5" style:font-weight-asian="bold" style:font-weight-complex="bold"/>
    </style:style>
    <style:style style:name="P19" style:family="paragraph" style:parent-style-name="Text_20_body">
      <style:paragraph-properties fo:text-align="start" style:justify-single-word="false"/>
      <style:text-properties fo:font-weight="bold" officeooo:paragraph-rsid="0035131f" style:font-weight-asian="bold" style:font-weight-complex="bold"/>
    </style:style>
    <style:style style:name="P20"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21"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22"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23"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24" style:family="paragraph" style:parent-style-name="Text_20_body">
      <style:text-properties fo:font-weight="bold" officeooo:paragraph-rsid="0033f062" style:font-weight-asian="bold" style:font-weight-complex="bold"/>
    </style:style>
    <style:style style:name="P25" style:family="paragraph" style:parent-style-name="Text_20_body">
      <style:text-properties officeooo:paragraph-rsid="00256e57"/>
    </style:style>
    <style:style style:name="P26"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27" style:family="paragraph" style:parent-style-name="Text_20_body">
      <style:text-properties fo:font-weight="normal" officeooo:paragraph-rsid="00267531" style:font-weight-asian="normal" style:font-weight-complex="normal"/>
    </style:style>
    <style:style style:name="P28" style:family="paragraph" style:parent-style-name="Text_20_body">
      <style:text-properties officeooo:paragraph-rsid="00267531"/>
    </style:style>
    <style:style style:name="P29" style:family="paragraph" style:parent-style-name="Text_20_body">
      <style:text-properties officeooo:paragraph-rsid="0033f062"/>
    </style:style>
    <style:style style:name="P30" style:family="paragraph" style:parent-style-name="Text_20_body">
      <style:paragraph-properties fo:text-align="start" style:justify-single-word="false"/>
      <style:text-properties officeooo:paragraph-rsid="0029e79f"/>
    </style:style>
    <style:style style:name="P31" style:family="paragraph" style:parent-style-name="Text_20_body">
      <style:paragraph-properties fo:text-align="start" style:justify-single-word="false"/>
      <style:text-properties officeooo:paragraph-rsid="002eb030"/>
    </style:style>
    <style:style style:name="P32" style:family="paragraph" style:parent-style-name="Text_20_body">
      <style:paragraph-properties fo:text-align="start" style:justify-single-word="false"/>
      <style:text-properties officeooo:paragraph-rsid="00336ab5"/>
    </style:style>
    <style:style style:name="P33" style:family="paragraph" style:parent-style-name="Text_20_body">
      <style:paragraph-properties fo:text-align="start" style:justify-single-word="false"/>
      <style:text-properties officeooo:paragraph-rsid="0035131f"/>
    </style:style>
    <style:style style:name="P34" style:family="paragraph" style:parent-style-name="Text_20_body">
      <style:text-properties officeooo:paragraph-rsid="002b2276"/>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Contents_20_3">
      <style:paragraph-properties>
        <style:tab-stops>
          <style:tab-stop style:position="6.3016in" style:type="right" style:leader-style="dotted" style:leader-text="."/>
        </style:tab-stops>
      </style:paragraph-properties>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style:font-name="Gentium Book Basic" officeooo:rsid="001a487c" officeooo:paragraph-rsid="001a487c"/>
    </style:style>
    <style:style style:name="P39"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40"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41" style:family="paragraph" style:parent-style-name="Heading_20_3">
      <style:text-properties style:font-name="Gentium Book Basic" officeooo:rsid="001a487c" officeooo:paragraph-rsid="001b943d"/>
    </style:style>
    <style:style style:name="P42" style:family="paragraph" style:parent-style-name="Heading_20_3">
      <style:text-properties style:font-name="Gentium Book Basic" officeooo:rsid="001a487c" officeooo:paragraph-rsid="001a487c"/>
    </style:style>
    <style:style style:name="P43" style:family="paragraph" style:parent-style-name="Heading_20_3">
      <style:text-properties style:font-name="Gentium Book Basic"/>
    </style:style>
    <style:style style:name="P44" style:family="paragraph" style:parent-style-name="Heading_20_3">
      <style:text-properties style:font-name="Gentium Book Basic" officeooo:rsid="001b943d" officeooo:paragraph-rsid="001b943d"/>
    </style:style>
    <style:style style:name="P45" style:family="paragraph" style:parent-style-name="Heading_20_3">
      <style:text-properties style:font-name="Gentium Book Basic" officeooo:rsid="001ffa4d" officeooo:paragraph-rsid="001ffa4d"/>
    </style:style>
    <style:style style:name="P46" style:family="paragraph" style:parent-style-name="Heading_20_3">
      <style:paragraph-properties fo:text-align="center" style:justify-single-word="false"/>
      <style:text-properties style:font-name="Gentium Book Basic"/>
    </style:style>
    <style:style style:name="P47" style:family="paragraph" style:parent-style-name="Heading_20_3">
      <style:paragraph-properties fo:text-align="center" style:justify-single-word="false" fo:break-before="page"/>
      <style:text-properties officeooo:rsid="00267531" officeooo:paragraph-rsid="00267531"/>
    </style:style>
    <style:style style:name="P48" style:family="paragraph" style:parent-style-name="Heading_20_3">
      <style:paragraph-properties fo:text-align="center" style:justify-single-word="false" fo:break-before="page"/>
      <style:text-properties officeooo:rsid="0029e79f" officeooo:paragraph-rsid="0029e79f"/>
    </style:style>
    <style:style style:name="P49" style:family="paragraph" style:parent-style-name="Heading_20_3">
      <style:paragraph-properties fo:text-align="center" style:justify-single-word="false" fo:break-before="page"/>
      <style:text-properties officeooo:rsid="002eb030" officeooo:paragraph-rsid="002eb030"/>
    </style:style>
    <style:style style:name="P50" style:family="paragraph" style:parent-style-name="Heading_20_3">
      <style:paragraph-properties fo:text-align="center" style:justify-single-word="false" fo:break-before="page"/>
      <style:text-properties officeooo:rsid="00336ab5" officeooo:paragraph-rsid="00336ab5"/>
    </style:style>
    <style:style style:name="P51" style:family="paragraph" style:parent-style-name="Heading_20_3">
      <style:paragraph-properties fo:text-align="center" style:justify-single-word="false" fo:break-before="page"/>
      <style:text-properties officeooo:rsid="0035131f" officeooo:paragraph-rsid="0035131f"/>
    </style:style>
    <style:style style:name="P52" style:family="paragraph" style:parent-style-name="Heading_20_3">
      <style:paragraph-properties fo:text-align="center" style:justify-single-word="false" fo:break-before="page"/>
      <style:text-properties officeooo:rsid="00371b1e" officeooo:paragraph-rsid="00371b1e"/>
    </style:style>
    <style:style style:name="P53" style:family="paragraph" style:parent-style-name="Heading_20_3">
      <style:paragraph-properties fo:text-align="center" style:justify-single-word="false" fo:break-before="page"/>
      <style:text-properties officeooo:rsid="0039c4bd" officeooo:paragraph-rsid="0039c4bd"/>
    </style:style>
    <style:style style:name="P54" style:family="paragraph" style:parent-style-name="Heading_20_3">
      <style:paragraph-properties fo:text-align="center" style:justify-single-word="false" fo:break-before="page"/>
    </style:style>
    <style:style style:name="P55" style:family="paragraph" style:parent-style-name="Heading_20_3">
      <style:paragraph-properties fo:text-align="center" style:justify-single-word="false" fo:break-before="page"/>
      <style:text-properties officeooo:rsid="003cbc26" officeooo:paragraph-rsid="003cbc26"/>
    </style:style>
    <style:style style:name="P56" style:family="paragraph" style:parent-style-name="Heading_20_3">
      <style:paragraph-properties fo:text-align="center" style:justify-single-word="false" fo:break-before="page"/>
      <style:text-properties officeooo:rsid="003f6521" officeooo:paragraph-rsid="003f6521"/>
    </style:style>
    <style:style style:name="P57" style:family="paragraph" style:parent-style-name="Heading_20_3">
      <style:paragraph-properties fo:text-align="center" style:justify-single-word="false" fo:break-before="page"/>
      <style:text-properties officeooo:rsid="004505dc" officeooo:paragraph-rsid="004505dc"/>
    </style:style>
    <style:style style:name="P58" style:family="paragraph" style:parent-style-name="Heading_20_3">
      <style:paragraph-properties fo:text-align="start" style:justify-single-word="false"/>
      <style:text-properties officeooo:rsid="0049a02b" officeooo:paragraph-rsid="0049a02b"/>
    </style:style>
    <style:style style:name="P59" style:family="paragraph" style:parent-style-name="Heading_20_3">
      <style:paragraph-properties fo:text-align="start" style:justify-single-word="false" fo:break-before="page"/>
      <style:text-properties officeooo:rsid="0049a02b" officeooo:paragraph-rsid="0049a02b"/>
    </style:style>
    <style:style style:name="P60" style:family="paragraph" style:parent-style-name="Heading_20_3">
      <style:paragraph-properties fo:text-align="start" style:justify-single-word="false"/>
      <style:text-properties officeooo:rsid="0049a02b" officeooo:paragraph-rsid="0050871b"/>
    </style:style>
    <style:style style:name="P61" style:family="paragraph" style:parent-style-name="Heading_20_3">
      <style:paragraph-properties fo:text-align="start" style:justify-single-word="false" fo:break-before="page"/>
      <style:text-properties officeooo:rsid="0049a02b" officeooo:paragraph-rsid="0050871b"/>
    </style:style>
    <style:style style:name="P62" style:family="paragraph" style:parent-style-name="Heading_20_3" style:list-style-name="">
      <style:paragraph-properties fo:text-align="start" style:justify-single-word="false"/>
      <style:text-properties officeooo:rsid="0049a02b" officeooo:paragraph-rsid="0050871b"/>
    </style:style>
    <style:style style:name="P63" style:family="paragraph" style:parent-style-name="Heading_20_3">
      <style:text-properties officeooo:paragraph-rsid="0046bbaa"/>
    </style:style>
    <style:style style:name="P64" style:family="paragraph" style:parent-style-name="Heading_20_3">
      <style:paragraph-properties fo:break-before="page"/>
      <style:text-properties officeooo:paragraph-rsid="0046bbaa"/>
    </style:style>
    <style:style style:name="P65" style:family="paragraph" style:parent-style-name="Heading_20_3">
      <style:text-properties officeooo:rsid="00560bca" officeooo:paragraph-rsid="00560bca"/>
    </style:style>
    <style:style style:name="P66" style:family="paragraph" style:parent-style-name="Heading_20_3">
      <style:paragraph-properties fo:text-align="start" style:justify-single-word="false" fo:break-before="page"/>
      <style:text-properties officeooo:rsid="0057d986" officeooo:paragraph-rsid="0057d986"/>
    </style:style>
    <style:style style:name="P67" style:family="paragraph" style:parent-style-name="Heading_20_3">
      <style:paragraph-properties fo:text-align="start" style:justify-single-word="false"/>
      <style:text-properties officeooo:rsid="0057d986" officeooo:paragraph-rsid="006024f4"/>
    </style:style>
    <style:style style:name="P68" style:family="paragraph" style:parent-style-name="Heading_20_3">
      <style:paragraph-properties fo:text-align="start" style:justify-single-word="false"/>
      <style:text-properties officeooo:rsid="006024f4" officeooo:paragraph-rsid="006024f4"/>
    </style:style>
    <style:style style:name="P69" style:family="paragraph" style:parent-style-name="Heading_20_3" style:list-style-name="">
      <style:text-properties officeooo:paragraph-rsid="0046bbaa"/>
    </style:style>
    <style:style style:name="P70" style:family="paragraph" style:parent-style-name="Text_20_body" style:list-style-name="L1">
      <style:paragraph-properties fo:margin-top="0in" fo:margin-bottom="0in" style:contextual-spacing="false" fo:line-height="138%"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71" style:family="paragraph" style:parent-style-name="Text_20_body" style:list-style-name="L2">
      <style:text-properties officeooo:paragraph-rsid="001ffa4d"/>
    </style:style>
    <style:style style:name="P72" style:family="paragraph" style:parent-style-name="Text_20_body" style:list-style-name="L2">
      <style:text-properties style:font-name="Times New Roman" fo:font-weight="bold" officeooo:rsid="001ffa4d" officeooo:paragraph-rsid="001ffa4d" style:font-weight-asian="bold" style:font-weight-complex="bold"/>
    </style:style>
    <style:style style:name="P73" style:family="paragraph" style:parent-style-name="Text_20_body">
      <style:text-properties style:font-name="Times New Roman" officeooo:rsid="00256e57" officeooo:paragraph-rsid="00256e57"/>
    </style:style>
    <style:style style:name="P74" style:family="paragraph" style:parent-style-name="Text_20_body" style:list-style-name="L2">
      <style:text-properties fo:font-weight="bold" officeooo:rsid="0020ac81" officeooo:paragraph-rsid="0020ac81" style:font-weight-asian="bold" style:font-weight-complex="bold"/>
    </style:style>
    <style:style style:name="P75" style:family="paragraph" style:parent-style-name="Text_20_body">
      <style:text-properties fo:font-weight="bold" officeooo:paragraph-rsid="002b2276" style:font-weight-asian="bold" style:font-weight-complex="bold"/>
    </style:style>
    <style:style style:name="P76" style:family="paragraph" style:parent-style-name="Text_20_body">
      <style:text-properties fo:font-weight="bold" officeooo:rsid="002b2276" officeooo:paragraph-rsid="002b2276" style:font-weight-asian="bold" style:font-weight-complex="bold"/>
    </style:style>
    <style:style style:name="P77" style:family="paragraph" style:parent-style-name="Text_20_body">
      <style:paragraph-properties fo:text-align="start" style:justify-single-word="false"/>
      <style:text-properties fo:font-weight="bold" officeooo:paragraph-rsid="0029e79f" style:font-weight-asian="bold" style:font-weight-complex="bold"/>
    </style:style>
    <style:style style:name="P78" style:family="paragraph" style:parent-style-name="Text_20_body">
      <style:paragraph-properties fo:text-align="start" style:justify-single-word="false"/>
      <style:text-properties fo:font-weight="bold" officeooo:paragraph-rsid="002eb030" style:font-weight-asian="bold" style:font-weight-complex="bold"/>
    </style:style>
    <style:style style:name="P79" style:family="paragraph" style:parent-style-name="Text_20_body">
      <style:paragraph-properties fo:text-align="start" style:justify-single-word="false"/>
      <style:text-properties fo:font-weight="bold" officeooo:paragraph-rsid="00336ab5" style:font-weight-asian="bold" style:font-weight-complex="bold"/>
    </style:style>
    <style:style style:name="P80" style:family="paragraph" style:parent-style-name="Text_20_body">
      <style:paragraph-properties fo:text-align="start" style:justify-single-word="false"/>
      <style:text-properties fo:font-weight="bold" officeooo:paragraph-rsid="00371b1e" style:font-weight-asian="bold" style:font-weight-complex="bold"/>
    </style:style>
    <style:style style:name="P81" style:family="paragraph" style:parent-style-name="Text_20_body">
      <style:paragraph-properties fo:text-align="start" style:justify-single-word="false"/>
      <style:text-properties fo:font-weight="bold" style:font-weight-asian="bold" style:font-weight-complex="bold"/>
    </style:style>
    <style:style style:name="P82" style:family="paragraph" style:parent-style-name="Text_20_body">
      <style:paragraph-properties fo:text-align="start" style:justify-single-word="false"/>
      <style:text-properties fo:font-weight="bold" officeooo:paragraph-rsid="003cbc26" style:font-weight-asian="bold" style:font-weight-complex="bold"/>
    </style:style>
    <style:style style:name="P83" style:family="paragraph" style:parent-style-name="Text_20_body">
      <style:paragraph-properties fo:text-align="start" style:justify-single-word="false"/>
      <style:text-properties fo:font-weight="bold" officeooo:paragraph-rsid="003d889b" style:font-weight-asian="bold" style:font-weight-complex="bold"/>
    </style:style>
    <style:style style:name="P84" style:family="paragraph" style:parent-style-name="Text_20_body">
      <style:paragraph-properties fo:text-align="start" style:justify-single-word="false"/>
      <style:text-properties fo:font-weight="bold" officeooo:paragraph-rsid="003f6521" style:font-weight-asian="bold" style:font-weight-complex="bold"/>
    </style:style>
    <style:style style:name="P85" style:family="paragraph" style:parent-style-name="Text_20_body">
      <style:paragraph-properties fo:text-align="start" style:justify-single-word="false"/>
      <style:text-properties fo:font-weight="bold" officeooo:paragraph-rsid="0042318a" style:font-weight-asian="bold" style:font-weight-complex="bold"/>
    </style:style>
    <style:style style:name="P86" style:family="paragraph" style:parent-style-name="Text_20_body">
      <style:paragraph-properties fo:text-align="start" style:justify-single-word="false"/>
      <style:text-properties fo:font-weight="bold" officeooo:paragraph-rsid="00463a86" style:font-weight-asian="bold" style:font-weight-complex="bold"/>
    </style:style>
    <style:style style:name="P87" style:family="paragraph" style:parent-style-name="Text_20_body">
      <style:paragraph-properties fo:text-align="start" style:justify-single-word="false"/>
      <style:text-properties fo:font-weight="bold" officeooo:rsid="00376a6d" officeooo:paragraph-rsid="00376a6d" style:font-weight-asian="bold" style:font-weight-complex="bold"/>
    </style:style>
    <style:style style:name="P88" style:family="paragraph" style:parent-style-name="Text_20_body">
      <style:paragraph-properties fo:text-align="start" style:justify-single-word="false"/>
      <style:text-properties fo:font-weight="bold" officeooo:rsid="003d889b" officeooo:paragraph-rsid="003d889b" style:font-weight-asian="bold" style:font-weight-complex="bold"/>
    </style:style>
    <style:style style:name="P89" style:family="paragraph" style:parent-style-name="Text_20_body">
      <style:paragraph-properties fo:text-align="start" style:justify-single-word="false"/>
      <style:text-properties fo:font-weight="bold" officeooo:rsid="00307a9a" officeooo:paragraph-rsid="0042318a" style:font-weight-asian="bold" style:font-weight-complex="bold"/>
    </style:style>
    <style:style style:name="P90" style:family="paragraph" style:parent-style-name="Text_20_body">
      <style:text-properties fo:font-weight="bold" officeooo:paragraph-rsid="0046bbaa" style:font-weight-asian="bold" style:font-weight-complex="bold"/>
    </style:style>
    <style:style style:name="P91" style:family="paragraph" style:parent-style-name="Text_20_body">
      <style:text-properties fo:font-weight="bold" officeooo:rsid="0049a02b" officeooo:paragraph-rsid="0049a02b" style:font-weight-asian="bold" style:font-weight-complex="bold"/>
    </style:style>
    <style:style style:name="P92" style:family="paragraph" style:parent-style-name="Text_20_body">
      <style:text-properties fo:font-weight="bold" officeooo:rsid="0049a02b" officeooo:paragraph-rsid="0050871b" style:font-weight-asian="bold" style:font-weight-complex="bold"/>
    </style:style>
    <style:style style:name="P93" style:family="paragraph" style:parent-style-name="Text_20_body">
      <style:text-properties fo:font-weight="bold" officeooo:rsid="0049a02b" officeooo:paragraph-rsid="00560bca" style:font-weight-asian="bold" style:font-weight-complex="bold"/>
    </style:style>
    <style:style style:name="P94" style:family="paragraph" style:parent-style-name="Text_20_body">
      <style:text-properties fo:font-weight="bold" officeooo:rsid="0049a02b" officeooo:paragraph-rsid="0057d986" style:font-weight-asian="bold" style:font-weight-complex="bold"/>
    </style:style>
    <style:style style:name="P95" style:family="paragraph" style:parent-style-name="Text_20_body">
      <style:text-properties fo:font-weight="bold" officeooo:rsid="0049a02b" officeooo:paragraph-rsid="006024f4" style:font-weight-asian="bold" style:font-weight-complex="bold"/>
    </style:style>
    <style:style style:name="P96" style:family="paragraph" style:parent-style-name="Text_20_body" style:list-style-name="L55">
      <style:text-properties fo:font-weight="bold" officeooo:rsid="00524dd5" officeooo:paragraph-rsid="00524dd5" style:font-weight-asian="bold" style:font-weight-complex="bold"/>
    </style:style>
    <style:style style:name="P97" style:family="paragraph" style:parent-style-name="Text_20_body" style:list-style-name="L60">
      <style:text-properties fo:font-weight="bold" officeooo:rsid="00524dd5" officeooo:paragraph-rsid="0057d986" style:font-weight-asian="bold" style:font-weight-complex="bold"/>
    </style:style>
    <style:style style:name="P98" style:family="paragraph" style:parent-style-name="Text_20_body" style:list-style-name="L63">
      <style:text-properties fo:font-weight="bold" officeooo:rsid="00524dd5" officeooo:paragraph-rsid="006024f4" style:font-weight-asian="bold" style:font-weight-complex="bold"/>
    </style:style>
    <style:style style:name="P99" style:family="paragraph" style:parent-style-name="Text_20_body" style:list-style-name="L64">
      <style:text-properties fo:font-weight="bold" officeooo:rsid="006385a4" officeooo:paragraph-rsid="006385a4" style:font-weight-asian="bold" style:font-weight-complex="bold"/>
    </style:style>
    <style:style style:name="P100" style:family="paragraph" style:parent-style-name="Text_20_body" style:list-style-name="L3"/>
    <style:style style:name="P101" style:family="paragraph" style:parent-style-name="Text_20_body" style:list-style-name="L3">
      <style:text-properties officeooo:paragraph-rsid="00256e57"/>
    </style:style>
    <style:style style:name="P102" style:family="paragraph" style:parent-style-name="Text_20_body" style:list-style-name="L4"/>
    <style:style style:name="P103" style:family="paragraph" style:parent-style-name="Text_20_body" style:list-style-name="L5"/>
    <style:style style:name="P104" style:family="paragraph" style:parent-style-name="Text_20_body" style:list-style-name="L6"/>
    <style:style style:name="P105" style:family="paragraph" style:parent-style-name="Text_20_body" style:list-style-name="L7"/>
    <style:style style:name="P106" style:family="paragraph" style:parent-style-name="Text_20_body" style:list-style-name="L8">
      <style:text-properties officeooo:paragraph-rsid="00267531"/>
    </style:style>
    <style:style style:name="P107" style:family="paragraph" style:parent-style-name="Text_20_body" style:list-style-name="L9">
      <style:text-properties officeooo:paragraph-rsid="00267531"/>
    </style:style>
    <style:style style:name="P108" style:family="paragraph" style:parent-style-name="Text_20_body" style:list-style-name="L10">
      <style:text-properties officeooo:paragraph-rsid="00267531"/>
    </style:style>
    <style:style style:name="P109" style:family="paragraph" style:parent-style-name="Text_20_body" style:list-style-name="L10">
      <style:text-properties officeooo:paragraph-rsid="0033f062"/>
    </style:style>
    <style:style style:name="P110" style:family="paragraph" style:parent-style-name="Text_20_body" style:list-style-name="L11">
      <style:text-properties officeooo:paragraph-rsid="00267531"/>
    </style:style>
    <style:style style:name="P111" style:family="paragraph" style:parent-style-name="Text_20_body" style:list-style-name="L12">
      <style:paragraph-properties fo:text-align="start" style:justify-single-word="false"/>
      <style:text-properties officeooo:paragraph-rsid="0029e79f"/>
    </style:style>
    <style:style style:name="P112" style:family="paragraph" style:parent-style-name="Text_20_body" style:list-style-name="L13">
      <style:paragraph-properties fo:text-align="start" style:justify-single-word="false"/>
      <style:text-properties officeooo:paragraph-rsid="0029e79f"/>
    </style:style>
    <style:style style:name="P113" style:family="paragraph" style:parent-style-name="Text_20_body" style:list-style-name="L14">
      <style:paragraph-properties fo:text-align="start" style:justify-single-word="false"/>
      <style:text-properties officeooo:paragraph-rsid="0029e79f"/>
    </style:style>
    <style:style style:name="P114" style:family="paragraph" style:parent-style-name="Text_20_body" style:list-style-name="L15">
      <style:paragraph-properties fo:text-align="start" style:justify-single-word="false"/>
      <style:text-properties officeooo:paragraph-rsid="0029e79f"/>
    </style:style>
    <style:style style:name="P115" style:family="paragraph" style:parent-style-name="Text_20_body" style:list-style-name="L16">
      <style:paragraph-properties fo:text-align="start" style:justify-single-word="false"/>
      <style:text-properties officeooo:paragraph-rsid="0029e79f"/>
    </style:style>
    <style:style style:name="P116" style:family="paragraph" style:parent-style-name="Text_20_body" style:list-style-name="L16">
      <style:paragraph-properties fo:text-align="start" style:justify-single-word="false"/>
      <style:text-properties officeooo:paragraph-rsid="0042318a"/>
    </style:style>
    <style:style style:name="P117" style:family="paragraph" style:parent-style-name="Text_20_body" style:list-style-name="L17">
      <style:paragraph-properties fo:text-align="start" style:justify-single-word="false"/>
      <style:text-properties officeooo:paragraph-rsid="0029e79f"/>
    </style:style>
    <style:style style:name="P118" style:family="paragraph" style:parent-style-name="Text_20_body" style:list-style-name="L18">
      <style:paragraph-properties fo:text-align="start" style:justify-single-word="false"/>
      <style:text-properties officeooo:paragraph-rsid="0029e79f"/>
    </style:style>
    <style:style style:name="P119" style:family="paragraph" style:parent-style-name="Text_20_body" style:list-style-name="L19">
      <style:paragraph-properties fo:text-align="start" style:justify-single-word="false"/>
      <style:text-properties officeooo:paragraph-rsid="002eb030"/>
    </style:style>
    <style:style style:name="P120" style:family="paragraph" style:parent-style-name="Text_20_body" style:list-style-name="L20">
      <style:paragraph-properties fo:text-align="start" style:justify-single-word="false"/>
      <style:text-properties officeooo:paragraph-rsid="002eb030"/>
    </style:style>
    <style:style style:name="P121" style:family="paragraph" style:parent-style-name="Text_20_body" style:list-style-name="L21">
      <style:paragraph-properties fo:text-align="start" style:justify-single-word="false"/>
      <style:text-properties officeooo:paragraph-rsid="002eb030"/>
    </style:style>
    <style:style style:name="P122" style:family="paragraph" style:parent-style-name="Text_20_body" style:list-style-name="L25">
      <style:paragraph-properties fo:text-align="start" style:justify-single-word="false"/>
      <style:text-properties officeooo:paragraph-rsid="00336ab5"/>
    </style:style>
    <style:style style:name="P123" style:family="paragraph" style:parent-style-name="Text_20_body" style:list-style-name="L26">
      <style:paragraph-properties fo:text-align="start" style:justify-single-word="false"/>
      <style:text-properties officeooo:paragraph-rsid="00336ab5"/>
    </style:style>
    <style:style style:name="P124" style:family="paragraph" style:parent-style-name="Text_20_body" style:list-style-name="L28">
      <style:paragraph-properties fo:text-align="start" style:justify-single-word="false"/>
      <style:text-properties officeooo:paragraph-rsid="0035131f"/>
    </style:style>
    <style:style style:name="P125" style:family="paragraph" style:parent-style-name="Text_20_body" style:list-style-name="L28">
      <style:paragraph-properties fo:text-align="start" style:justify-single-word="false"/>
      <style:text-properties officeooo:paragraph-rsid="003d889b"/>
    </style:style>
    <style:style style:name="P126" style:family="paragraph" style:parent-style-name="Text_20_body" style:list-style-name="L29">
      <style:paragraph-properties fo:text-align="start" style:justify-single-word="false"/>
      <style:text-properties officeooo:paragraph-rsid="0035131f"/>
    </style:style>
    <style:style style:name="P127" style:family="paragraph" style:parent-style-name="Text_20_body" style:list-style-name="L30">
      <style:paragraph-properties fo:text-align="start" style:justify-single-word="false"/>
      <style:text-properties officeooo:paragraph-rsid="0035131f"/>
    </style:style>
    <style:style style:name="P128" style:family="paragraph" style:parent-style-name="Text_20_body">
      <style:paragraph-properties fo:text-align="start" style:justify-single-word="false"/>
      <style:text-properties officeooo:paragraph-rsid="00371b1e"/>
    </style:style>
    <style:style style:name="P129" style:family="paragraph" style:parent-style-name="Text_20_body">
      <style:paragraph-properties fo:text-align="start" style:justify-single-word="false"/>
    </style:style>
    <style:style style:name="P130" style:family="paragraph" style:parent-style-name="Text_20_body" style:list-style-name="L31">
      <style:paragraph-properties fo:text-align="start" style:justify-single-word="false"/>
      <style:text-properties officeooo:paragraph-rsid="00371b1e"/>
    </style:style>
    <style:style style:name="P131" style:family="paragraph" style:parent-style-name="Text_20_body" style:list-style-name="L32">
      <style:paragraph-properties fo:text-align="start" style:justify-single-word="false"/>
      <style:text-properties officeooo:paragraph-rsid="00371b1e"/>
    </style:style>
    <style:style style:name="P132" style:family="paragraph" style:parent-style-name="Text_20_body" style:list-style-name="L33">
      <style:paragraph-properties fo:text-align="start" style:justify-single-word="false"/>
      <style:text-properties officeooo:paragraph-rsid="00371b1e"/>
    </style:style>
    <style:style style:name="P133" style:family="paragraph" style:parent-style-name="Text_20_body">
      <style:paragraph-properties fo:text-align="start" style:justify-single-word="false"/>
      <style:text-properties officeooo:paragraph-rsid="00393421"/>
    </style:style>
    <style:style style:name="P134" style:family="paragraph" style:parent-style-name="Text_20_body">
      <style:paragraph-properties fo:text-align="start" style:justify-single-word="false"/>
      <style:text-properties officeooo:paragraph-rsid="0039c4bd"/>
    </style:style>
    <style:style style:name="P135" style:family="paragraph" style:parent-style-name="Text_20_body" style:list-style-name="L34">
      <style:paragraph-properties fo:text-align="start" style:justify-single-word="false"/>
    </style:style>
    <style:style style:name="P136" style:family="paragraph" style:parent-style-name="Text_20_body">
      <style:paragraph-properties fo:text-align="start" style:justify-single-word="false"/>
      <style:text-properties officeooo:paragraph-rsid="003ab051"/>
    </style:style>
    <style:style style:name="P137" style:family="paragraph" style:parent-style-name="Text_20_body" style:list-style-name="L36">
      <style:paragraph-properties fo:text-align="start" style:justify-single-word="false"/>
    </style:style>
    <style:style style:name="P138" style:family="paragraph" style:parent-style-name="Text_20_body" style:list-style-name="L36">
      <style:paragraph-properties fo:text-align="start" style:justify-single-word="false"/>
      <style:text-properties officeooo:paragraph-rsid="00463a86"/>
    </style:style>
    <style:style style:name="P139" style:family="paragraph" style:parent-style-name="Text_20_body" style:list-style-name="L37">
      <style:paragraph-properties fo:text-align="start" style:justify-single-word="false"/>
    </style:style>
    <style:style style:name="P140" style:family="paragraph" style:parent-style-name="Text_20_body" style:list-style-name="L38">
      <style:paragraph-properties fo:text-align="start" style:justify-single-word="false"/>
    </style:style>
    <style:style style:name="P141" style:family="paragraph" style:parent-style-name="Text_20_body">
      <style:paragraph-properties fo:text-align="start" style:justify-single-word="false"/>
      <style:text-properties officeooo:paragraph-rsid="003cbc26"/>
    </style:style>
    <style:style style:name="P142" style:family="paragraph" style:parent-style-name="Text_20_body" style:list-style-name="L39">
      <style:paragraph-properties fo:text-align="start" style:justify-single-word="false"/>
      <style:text-properties officeooo:paragraph-rsid="003cbc26"/>
    </style:style>
    <style:style style:name="P143" style:family="paragraph" style:parent-style-name="Text_20_body" style:list-style-name="L40">
      <style:paragraph-properties fo:text-align="start" style:justify-single-word="false"/>
      <style:text-properties officeooo:paragraph-rsid="003d889b"/>
    </style:style>
    <style:style style:name="P144" style:family="paragraph" style:parent-style-name="Text_20_body" style:list-style-name="L41">
      <style:paragraph-properties fo:text-align="start" style:justify-single-word="false"/>
      <style:text-properties officeooo:paragraph-rsid="003d889b"/>
    </style:style>
    <style:style style:name="P145" style:family="paragraph" style:parent-style-name="Text_20_body">
      <style:paragraph-properties fo:text-align="start" style:justify-single-word="false"/>
      <style:text-properties officeooo:paragraph-rsid="003d889b"/>
    </style:style>
    <style:style style:name="P146" style:family="paragraph" style:parent-style-name="Text_20_body">
      <style:paragraph-properties fo:text-align="start" style:justify-single-word="false"/>
      <style:text-properties officeooo:paragraph-rsid="003f6521"/>
    </style:style>
    <style:style style:name="P147" style:family="paragraph" style:parent-style-name="Text_20_body" style:list-style-name="L42">
      <style:paragraph-properties fo:text-align="start" style:justify-single-word="false"/>
      <style:text-properties officeooo:paragraph-rsid="003f6521"/>
    </style:style>
    <style:style style:name="P148" style:family="paragraph" style:parent-style-name="Text_20_body" style:list-style-name="L43">
      <style:paragraph-properties fo:text-align="start" style:justify-single-word="false"/>
      <style:text-properties officeooo:paragraph-rsid="0042318a"/>
    </style:style>
    <style:style style:name="P149" style:family="paragraph" style:parent-style-name="Text_20_body" style:list-style-name="L44">
      <style:paragraph-properties fo:text-align="start" style:justify-single-word="false"/>
      <style:text-properties officeooo:paragraph-rsid="0042318a"/>
    </style:style>
    <style:style style:name="P150" style:family="paragraph" style:parent-style-name="Text_20_body">
      <style:paragraph-properties fo:text-align="start" style:justify-single-word="false"/>
      <style:text-properties officeooo:paragraph-rsid="0042318a"/>
    </style:style>
    <style:style style:name="P151" style:family="paragraph" style:parent-style-name="Text_20_body">
      <style:paragraph-properties fo:text-align="start" style:justify-single-word="false"/>
      <style:text-properties officeooo:paragraph-rsid="004505dc"/>
    </style:style>
    <style:style style:name="P152" style:family="paragraph" style:parent-style-name="Text_20_body" style:list-style-name="L45">
      <style:paragraph-properties fo:text-align="start" style:justify-single-word="false"/>
      <style:text-properties officeooo:paragraph-rsid="00463a86"/>
    </style:style>
    <style:style style:name="P153" style:family="paragraph" style:parent-style-name="Text_20_body" style:list-style-name="L46">
      <style:paragraph-properties fo:text-align="start" style:justify-single-word="false"/>
      <style:text-properties officeooo:paragraph-rsid="00463a86"/>
    </style:style>
    <style:style style:name="P154" style:family="paragraph" style:parent-style-name="Text_20_body">
      <style:paragraph-properties fo:text-align="start" style:justify-single-word="false"/>
      <style:text-properties officeooo:paragraph-rsid="00463a86"/>
    </style:style>
    <style:style style:name="P155" style:family="paragraph" style:parent-style-name="Text_20_body">
      <style:paragraph-properties fo:text-align="start" style:justify-single-word="false"/>
      <style:text-properties officeooo:paragraph-rsid="0050871b"/>
    </style:style>
    <style:style style:name="P156" style:family="paragraph" style:parent-style-name="Text_20_body" style:list-style-name="L22">
      <style:paragraph-properties fo:text-align="start" style:justify-single-word="false"/>
      <style:text-properties fo:font-weight="normal" officeooo:rsid="00307a9a" officeooo:paragraph-rsid="00307a9a" style:font-weight-asian="normal" style:font-weight-complex="normal"/>
    </style:style>
    <style:style style:name="P157" style:family="paragraph" style:parent-style-name="Text_20_body" style:list-style-name="L23">
      <style:paragraph-properties fo:text-align="start" style:justify-single-word="false"/>
      <style:text-properties fo:font-weight="normal" officeooo:rsid="00307a9a" officeooo:paragraph-rsid="00307a9a" style:font-weight-asian="normal" style:font-weight-complex="normal"/>
    </style:style>
    <style:style style:name="P158" style:family="paragraph" style:parent-style-name="Text_20_body" style:list-style-name="L24">
      <style:paragraph-properties fo:text-align="start" style:justify-single-word="false"/>
      <style:text-properties fo:font-weight="normal" officeooo:rsid="00307a9a" officeooo:paragraph-rsid="00307a9a" style:font-weight-asian="normal" style:font-weight-complex="normal"/>
    </style:style>
    <style:style style:name="P159" style:family="paragraph" style:parent-style-name="Text_20_body" style:list-style-name="L35">
      <style:paragraph-properties fo:text-align="start" style:justify-single-word="false"/>
      <style:text-properties fo:font-weight="normal" officeooo:rsid="003a5d03" officeooo:paragraph-rsid="003a5d03" style:font-weight-asian="normal" style:font-weight-complex="normal"/>
    </style:style>
    <style:style style:name="P160" style:family="paragraph" style:parent-style-name="Text_20_body" style:list-style-name="L56">
      <style:text-properties fo:font-weight="normal" officeooo:rsid="00524dd5" officeooo:paragraph-rsid="00524dd5" style:font-weight-asian="normal" style:font-weight-complex="normal"/>
    </style:style>
    <style:style style:name="P161" style:family="paragraph" style:parent-style-name="Text_20_body" style:list-style-name="L66">
      <style:text-properties fo:font-weight="normal" officeooo:rsid="00672e49" officeooo:paragraph-rsid="00672e49" style:font-weight-asian="normal" style:font-weight-complex="normal"/>
    </style:style>
    <style:style style:name="P162" style:family="paragraph" style:parent-style-name="Text_20_body" style:list-style-name="L27">
      <style:text-properties officeooo:paragraph-rsid="0033f062"/>
    </style:style>
    <style:style style:name="P163" style:family="paragraph" style:parent-style-name="Text_20_body">
      <style:paragraph-properties fo:text-align="start" style:justify-single-word="false"/>
      <style:text-properties officeooo:rsid="003b2993" officeooo:paragraph-rsid="003b2993"/>
    </style:style>
    <style:style style:name="P164" style:family="paragraph" style:parent-style-name="Text_20_body">
      <style:paragraph-properties fo:text-align="start" style:justify-single-word="false"/>
      <style:text-properties officeooo:rsid="003b2993" officeooo:paragraph-rsid="00463a86"/>
    </style:style>
    <style:style style:name="P165" style:family="paragraph" style:parent-style-name="Text_20_body">
      <style:text-properties officeooo:rsid="001e0783" officeooo:paragraph-rsid="001a487c"/>
    </style:style>
    <style:style style:name="P166" style:family="paragraph" style:parent-style-name="Text_20_body">
      <style:paragraph-properties fo:text-align="start" style:justify-single-word="false"/>
      <style:text-properties officeooo:rsid="0046bbaa" officeooo:paragraph-rsid="0046bbaa"/>
    </style:style>
    <style:style style:name="P167" style:family="paragraph" style:parent-style-name="Text_20_body">
      <style:text-properties officeooo:paragraph-rsid="0046bbaa"/>
    </style:style>
    <style:style style:name="P168" style:family="paragraph" style:parent-style-name="Text_20_body" style:list-style-name="L47">
      <style:text-properties officeooo:paragraph-rsid="0046bbaa"/>
    </style:style>
    <style:style style:name="P169" style:family="paragraph" style:parent-style-name="Text_20_body" style:list-style-name="L48">
      <style:text-properties officeooo:paragraph-rsid="0046bbaa"/>
    </style:style>
    <style:style style:name="P170" style:family="paragraph" style:parent-style-name="Text_20_body" style:list-style-name="L49">
      <style:text-properties officeooo:paragraph-rsid="0046bbaa"/>
    </style:style>
    <style:style style:name="P171" style:family="paragraph" style:parent-style-name="Text_20_body">
      <style:text-properties officeooo:rsid="00485135" officeooo:paragraph-rsid="00485135"/>
    </style:style>
    <style:style style:name="P172" style:family="paragraph" style:parent-style-name="Text_20_body">
      <style:text-properties officeooo:rsid="0049a02b" officeooo:paragraph-rsid="0049a02b"/>
    </style:style>
    <style:style style:name="P173" style:family="paragraph" style:parent-style-name="Text_20_body" style:list-style-name="L50">
      <style:text-properties officeooo:rsid="0049a02b" officeooo:paragraph-rsid="0049a02b"/>
    </style:style>
    <style:style style:name="P174" style:family="paragraph" style:parent-style-name="Text_20_body" style:list-style-name="L50">
      <style:text-properties officeooo:rsid="0049a02b" officeooo:paragraph-rsid="0050871b"/>
    </style:style>
    <style:style style:name="P175" style:family="paragraph" style:parent-style-name="Text_20_body" style:list-style-name="L50">
      <style:text-properties officeooo:rsid="0049a02b" officeooo:paragraph-rsid="0057d986"/>
    </style:style>
    <style:style style:name="P176" style:family="paragraph" style:parent-style-name="Text_20_body" style:list-style-name="L51">
      <style:text-properties officeooo:rsid="0049a02b" officeooo:paragraph-rsid="0049a02b"/>
    </style:style>
    <style:style style:name="P177" style:family="paragraph" style:parent-style-name="Text_20_body" style:list-style-name="L52">
      <style:text-properties officeooo:rsid="0049a02b" officeooo:paragraph-rsid="0049a02b"/>
    </style:style>
    <style:style style:name="P178" style:family="paragraph" style:parent-style-name="Text_20_body" style:list-style-name="L53">
      <style:text-properties officeooo:rsid="0049a02b" officeooo:paragraph-rsid="0049a02b"/>
    </style:style>
    <style:style style:name="P179" style:family="paragraph" style:parent-style-name="Text_20_body" style:list-style-name="L54">
      <style:text-properties officeooo:rsid="0049a02b" officeooo:paragraph-rsid="0049a02b"/>
    </style:style>
    <style:style style:name="P180" style:family="paragraph" style:parent-style-name="Text_20_body" style:list-style-name="L56">
      <style:text-properties officeooo:rsid="0049a02b" officeooo:paragraph-rsid="0050871b"/>
    </style:style>
    <style:style style:name="P181" style:family="paragraph" style:parent-style-name="Text_20_body" style:list-style-name="L57">
      <style:text-properties officeooo:rsid="0049a02b" officeooo:paragraph-rsid="0050871b"/>
    </style:style>
    <style:style style:name="P182" style:family="paragraph" style:parent-style-name="Text_20_body">
      <style:text-properties officeooo:rsid="0049a02b" officeooo:paragraph-rsid="0050871b"/>
    </style:style>
    <style:style style:name="P183" style:family="paragraph" style:parent-style-name="Text_20_body">
      <style:text-properties officeooo:rsid="0049a02b" officeooo:paragraph-rsid="00512a12"/>
    </style:style>
    <style:style style:name="P184" style:family="paragraph" style:parent-style-name="Text_20_body" style:list-style-name="L61">
      <style:text-properties officeooo:rsid="0049a02b" officeooo:paragraph-rsid="0057d986"/>
    </style:style>
    <style:style style:name="P185" style:family="paragraph" style:parent-style-name="Text_20_body" style:list-style-name="L62">
      <style:text-properties officeooo:rsid="0049a02b" officeooo:paragraph-rsid="0057d986"/>
    </style:style>
    <style:style style:name="P186" style:family="paragraph" style:parent-style-name="Text_20_body">
      <style:text-properties officeooo:rsid="0049a02b" officeooo:paragraph-rsid="0057d986"/>
    </style:style>
    <style:style style:name="P187" style:family="paragraph" style:parent-style-name="Text_20_body" style:list-style-name="L64">
      <style:text-properties officeooo:rsid="0049a02b" officeooo:paragraph-rsid="006024f4"/>
    </style:style>
    <style:style style:name="P188" style:family="paragraph" style:parent-style-name="Text_20_body" style:list-style-name="L65">
      <style:text-properties officeooo:rsid="0049a02b" officeooo:paragraph-rsid="006024f4"/>
    </style:style>
    <style:style style:name="P189" style:family="paragraph" style:parent-style-name="Text_20_body">
      <style:text-properties officeooo:rsid="0049a02b" officeooo:paragraph-rsid="006024f4"/>
    </style:style>
    <style:style style:name="P190" style:family="paragraph" style:parent-style-name="Text_20_body">
      <style:text-properties officeooo:paragraph-rsid="0049a02b"/>
    </style:style>
    <style:style style:name="P191" style:family="paragraph" style:parent-style-name="Text_20_body">
      <style:text-properties officeooo:rsid="00560bca" officeooo:paragraph-rsid="00560bca"/>
    </style:style>
    <style:style style:name="P192" style:family="paragraph" style:parent-style-name="Text_20_body" style:list-style-name="L59">
      <style:text-properties officeooo:paragraph-rsid="0046bbaa"/>
    </style:style>
    <style:style style:name="P193" style:family="paragraph" style:parent-style-name="Text_20_body">
      <style:text-properties officeooo:rsid="0057d986" officeooo:paragraph-rsid="0057d986"/>
    </style:style>
    <style:style style:name="P194" style:family="paragraph" style:parent-style-name="Text_20_body">
      <style:text-properties officeooo:rsid="0057d986" officeooo:paragraph-rsid="006024f4"/>
    </style:style>
    <style:style style:name="P195" style:family="paragraph" style:parent-style-name="Text_20_body" style:list-style-name="L66">
      <style:text-properties officeooo:paragraph-rsid="006024f4"/>
    </style:style>
    <style:style style:name="P196" style:family="paragraph" style:parent-style-name="Text_20_body" style:list-style-name="L65">
      <style:text-properties officeooo:rsid="0065976d" officeooo:paragraph-rsid="0065976d"/>
    </style:style>
    <style:style style:name="P197" style:family="paragraph" style:parent-style-name="Title">
      <style:text-properties style:font-name="Liberation Serif"/>
    </style:style>
    <style:style style:name="T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9" style:family="text">
      <style:text-properties officeooo:rsid="001b943d"/>
    </style:style>
    <style:style style:name="T10" style:family="text">
      <style:text-properties fo:font-weight="normal" style:font-weight-asian="normal" style:font-weight-complex="normal"/>
    </style:style>
    <style:style style:name="T11" style:family="text">
      <style:text-properties fo:font-weight="normal" officeooo:rsid="0020ac81" style:font-weight-asian="normal" style:font-weight-complex="normal"/>
    </style:style>
    <style:style style:name="T12" style:family="text">
      <style:text-properties fo:font-weight="normal" officeooo:rsid="0029e79f" style:font-weight-asian="normal" style:font-weight-complex="normal"/>
    </style:style>
    <style:style style:name="T13" style:family="text">
      <style:text-properties fo:font-weight="normal" officeooo:rsid="0035131f" style:font-weight-asian="normal" style:font-weight-complex="normal"/>
    </style:style>
    <style:style style:name="T14" style:family="text">
      <style:text-properties fo:font-weight="normal" officeooo:rsid="005cfead" style:font-weight-asian="normal" style:font-weight-complex="normal"/>
    </style:style>
    <style:style style:name="T15" style:family="text">
      <style:text-properties fo:font-weight="normal" officeooo:rsid="005f0141" style:font-weight-asian="normal" style:font-weight-complex="normal"/>
    </style:style>
    <style:style style:name="T16" style:family="text">
      <style:text-properties fo:font-weight="normal" officeooo:rsid="00601dfe" style:font-weight-asian="normal" style:font-weight-complex="normal"/>
    </style:style>
    <style:style style:name="T17" style:family="text">
      <style:text-properties fo:font-weight="normal" officeooo:rsid="0061b455" style:font-weight-asian="normal" style:font-weight-complex="normal"/>
    </style:style>
    <style:style style:name="T18" style:family="text">
      <style:text-properties fo:font-weight="normal" officeooo:rsid="006422e9"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ffa4d" style:font-weight-asian="bold" style:font-weight-complex="bold"/>
    </style:style>
    <style:style style:name="T21" style:family="text">
      <style:text-properties fo:font-weight="bold" officeooo:rsid="00256e57" style:font-weight-asian="bold" style:font-weight-complex="bold"/>
    </style:style>
    <style:style style:name="T22" style:family="text">
      <style:text-properties fo:font-weight="bold" officeooo:rsid="002b2276" style:font-weight-asian="bold" style:font-weight-complex="bold"/>
    </style:style>
    <style:style style:name="T23" style:family="text">
      <style:text-properties fo:font-weight="bold" officeooo:rsid="003cbc26" style:font-weight-asian="bold" style:font-weight-complex="bold"/>
    </style:style>
    <style:style style:name="T24" style:family="text">
      <style:text-properties fo:font-weight="bold" officeooo:rsid="003f6521" style:font-weight-asian="bold" style:font-weight-complex="bold"/>
    </style:style>
    <style:style style:name="T25" style:family="text">
      <style:text-properties fo:font-weight="bold" officeooo:rsid="004505dc" style:font-weight-asian="bold" style:font-weight-complex="bold"/>
    </style:style>
    <style:style style:name="T26" style:family="text">
      <style:text-properties fo:font-weight="bold" officeooo:rsid="0057d986" style:font-weight-asian="bold" style:font-weight-complex="bold"/>
    </style:style>
    <style:style style:name="T27" style:family="text">
      <style:text-properties fo:font-weight="bold" officeooo:rsid="0059e47c" style:font-weight-asian="bold" style:font-weight-complex="bold"/>
    </style:style>
    <style:style style:name="T28" style:family="text">
      <style:text-properties fo:font-weight="bold" officeooo:rsid="005cac6b" style:font-weight-asian="bold" style:font-weight-complex="bold"/>
    </style:style>
    <style:style style:name="T29" style:family="text">
      <style:text-properties fo:font-weight="bold" officeooo:rsid="0049a02b" style:font-weight-asian="bold" style:font-weight-complex="bold"/>
    </style:style>
    <style:style style:name="T30" style:family="text">
      <style:text-properties fo:font-weight="bold" officeooo:rsid="00605f9b" style:font-weight-asian="bold" style:font-weight-complex="bold"/>
    </style:style>
    <style:style style:name="T31" style:family="text">
      <style:text-properties fo:font-weight="bold" officeooo:rsid="0061b455" style:font-weight-asian="bold" style:font-weight-complex="bold"/>
    </style:style>
    <style:style style:name="T32" style:family="text">
      <style:text-properties fo:font-weight="bold" officeooo:rsid="0061b795" style:font-weight-asian="bold" style:font-weight-complex="bold"/>
    </style:style>
    <style:style style:name="T33" style:family="text">
      <style:text-properties fo:font-weight="bold" officeooo:rsid="0061e5c2" style:font-weight-asian="bold" style:font-weight-complex="bold"/>
    </style:style>
    <style:style style:name="T34" style:family="text">
      <style:text-properties fo:font-weight="bold" officeooo:rsid="00626d74" style:font-weight-asian="bold" style:font-weight-complex="bold"/>
    </style:style>
    <style:style style:name="T35" style:family="text">
      <style:text-properties style:font-name="Times New Roman"/>
    </style:style>
    <style:style style:name="T36" style:family="text">
      <style:text-properties style:font-name="Times New Roman" fo:font-weight="normal" style:font-weight-asian="normal" style:font-weight-complex="normal"/>
    </style:style>
    <style:style style:name="T37" style:family="text">
      <style:text-properties style:font-name="Times New Roman" fo:font-weight="normal" officeooo:rsid="001ffa4d" style:font-weight-asian="normal" style:font-weight-complex="normal"/>
    </style:style>
    <style:style style:name="T38" style:family="text">
      <style:text-properties style:font-name="Times New Roman" fo:font-weight="normal" officeooo:rsid="0020ac81" style:font-weight-asian="normal" style:font-weight-complex="normal"/>
    </style:style>
    <style:style style:name="T39" style:family="text">
      <style:text-properties style:font-name="Times New Roman" fo:font-weight="bold" officeooo:rsid="001ffa4d" style:font-weight-asian="bold" style:font-weight-complex="bold"/>
    </style:style>
    <style:style style:name="T40" style:family="text">
      <style:text-properties style:font-name="Times New Roman" fo:font-weight="bold" officeooo:rsid="0020ac81" style:font-weight-asian="bold" style:font-weight-complex="bold"/>
    </style:style>
    <style:style style:name="T41" style:family="text">
      <style:text-properties style:font-name="Times New Roman" fo:font-weight="bold" officeooo:rsid="00256e57" style:font-weight-asian="bold" style:font-weight-complex="bold"/>
    </style:style>
    <style:style style:name="T42" style:family="text">
      <style:text-properties style:font-name="Times New Roman" officeooo:rsid="001ffa4d"/>
    </style:style>
    <style:style style:name="T43" style:family="text">
      <style:text-properties style:font-name="Times New Roman" officeooo:rsid="00256e57"/>
    </style:style>
    <style:style style:name="T44" style:family="text">
      <style:text-properties officeooo:rsid="0020ac81"/>
    </style:style>
    <style:style style:name="T45" style:family="text">
      <style:text-properties officeooo:rsid="0021c19b"/>
    </style:style>
    <style:style style:name="T46" style:family="text">
      <style:text-properties officeooo:rsid="0023b5f3"/>
    </style:style>
    <style:style style:name="T47" style:family="text">
      <style:text-properties officeooo:rsid="00256e57"/>
    </style:style>
    <style:style style:name="T48" style:family="text">
      <style:text-properties officeooo:rsid="00267531"/>
    </style:style>
    <style:style style:name="T49" style:family="text">
      <style:text-properties officeooo:rsid="0027859c"/>
    </style:style>
    <style:style style:name="T50" style:family="text">
      <style:text-properties officeooo:rsid="0029e79f"/>
    </style:style>
    <style:style style:name="T51" style:family="text">
      <style:text-properties officeooo:rsid="002af407"/>
    </style:style>
    <style:style style:name="T52" style:family="text">
      <style:text-properties officeooo:rsid="002cdc20"/>
    </style:style>
    <style:style style:name="T53" style:family="text">
      <style:text-properties officeooo:rsid="002db74c"/>
    </style:style>
    <style:style style:name="T54" style:family="text">
      <style:text-properties officeooo:rsid="002eb030"/>
    </style:style>
    <style:style style:name="T55" style:family="text">
      <style:text-properties style:font-weight-asian="normal" style:font-weight-complex="normal"/>
    </style:style>
    <style:style style:name="T56" style:family="text">
      <style:text-properties officeooo:rsid="00336ab5"/>
    </style:style>
    <style:style style:name="T57" style:family="text">
      <style:text-properties officeooo:rsid="0035131f"/>
    </style:style>
    <style:style style:name="T58" style:family="text">
      <style:text-properties officeooo:rsid="00376a6d"/>
    </style:style>
    <style:style style:name="T59" style:family="text">
      <style:text-properties officeooo:rsid="0039c4bd"/>
    </style:style>
    <style:style style:name="T60" style:family="text">
      <style:text-properties officeooo:rsid="003a5d03"/>
    </style:style>
    <style:style style:name="T61" style:family="text">
      <style:text-properties officeooo:rsid="003ab051"/>
    </style:style>
    <style:style style:name="T62" style:family="text">
      <style:text-properties officeooo:rsid="003b2993"/>
    </style:style>
    <style:style style:name="T63" style:family="text">
      <style:text-properties officeooo:rsid="003cbc26"/>
    </style:style>
    <style:style style:name="T64" style:family="text">
      <style:text-properties officeooo:rsid="003f6521"/>
    </style:style>
    <style:style style:name="T65" style:family="text">
      <style:text-properties officeooo:rsid="0040ec4d"/>
    </style:style>
    <style:style style:name="T66" style:family="text">
      <style:text-properties officeooo:rsid="004175cc"/>
    </style:style>
    <style:style style:name="T67" style:family="text">
      <style:text-properties officeooo:rsid="0046bbaa"/>
    </style:style>
    <style:style style:name="T68" style:family="text">
      <style:text-properties officeooo:rsid="0049a02b"/>
    </style:style>
    <style:style style:name="T69" style:family="text">
      <style:text-properties officeooo:rsid="004b5c9e"/>
    </style:style>
    <style:style style:name="T70" style:family="text">
      <style:text-properties officeooo:rsid="0050871b"/>
    </style:style>
    <style:style style:name="T71" style:family="text">
      <style:text-properties officeooo:rsid="0057d986"/>
    </style:style>
    <style:style style:name="T72" style:family="text">
      <style:text-properties officeooo:rsid="005cfead"/>
    </style:style>
    <style:style style:name="T73" style:family="text">
      <style:text-properties officeooo:rsid="005d69ae"/>
    </style:style>
    <style:style style:name="T74" style:family="text">
      <style:text-properties officeooo:rsid="005f0141"/>
    </style:style>
    <style:style style:name="T75" style:family="text">
      <style:text-properties officeooo:rsid="006024f4"/>
    </style:style>
    <style:style style:name="T76" style:family="text">
      <style:text-properties officeooo:rsid="0061b455"/>
    </style:style>
    <style:style style:name="T77" style:family="text">
      <style:text-properties officeooo:rsid="00626d74"/>
    </style:style>
    <style:style style:name="T78" style:family="text">
      <style:text-properties officeooo:rsid="0063179e"/>
    </style:style>
    <style:style style:name="T79" style:family="text">
      <style:text-properties officeooo:rsid="0065976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35"><text:a xlink:type="simple" xlink:href="#__RefHeading___Toc14_4052713160" text:style-name="Index_20_Link" text:visited-style-name="Index_20_Link">Overview<text:tab/>4</text:a></text:p>
          <text:p text:style-name="P36"><text:a xlink:type="simple" xlink:href="#__RefHeading___Toc450_1847516618" text:style-name="Index_20_Link" text:visited-style-name="Index_20_Link">Descriptions<text:tab/>4</text:a></text:p>
          <text:p text:style-name="P36"><text:a xlink:type="simple" xlink:href="#__RefHeading___Toc18_4052713160" text:style-name="Index_20_Link" text:visited-style-name="Index_20_Link">Medieval Stasis<text:tab/>4</text:a></text:p>
          <text:p text:style-name="P36"><text:a xlink:type="simple" xlink:href="#__RefHeading___Toc20_4052713160" text:style-name="Index_20_Link" text:visited-style-name="Index_20_Link">Ancestries<text:tab/>4</text:a></text:p>
          <text:p text:style-name="P36"><text:a xlink:type="simple" xlink:href="#__RefHeading___Toc20_4052713160%20Copy%201%20Copy%201" text:style-name="Index_20_Link" text:visited-style-name="Index_20_Link">Magic<text:tab/>5</text:a></text:p>
          <text:p text:style-name="P36"><text:a xlink:type="simple" xlink:href="#__RefHeading___Toc30_4052713160" text:style-name="Index_20_Link" text:visited-style-name="Index_20_Link">Types of Magic<text:tab/>5</text:a></text:p>
          <text:p text:style-name="P36"><text:a xlink:type="simple" xlink:href="#__RefHeading___Toc20_4052713160%20Copy%201" text:style-name="Index_20_Link" text:visited-style-name="Index_20_Link">Lifespans of Common Races<text:tab/>5</text:a></text:p>
          <text:p text:style-name="P35"><text:a xlink:type="simple" xlink:href="#__RefHeading___Toc452_1847516618" text:style-name="Index_20_Link" text:visited-style-name="Index_20_Link">Astronomy, Cosmology, and Religion<text:tab/>6</text:a></text:p>
          <text:p text:style-name="P36"><text:a xlink:type="simple" xlink:href="#__RefHeading___Toc454_1847516618" text:style-name="Index_20_Link" text:visited-style-name="Index_20_Link">Astronomy<text:tab/>6</text:a></text:p>
          <text:p text:style-name="P36"><text:a xlink:type="simple" xlink:href="#__RefHeading___Toc456_1847516618" text:style-name="Index_20_Link" text:visited-style-name="Index_20_Link">Gods<text:tab/>6</text:a></text:p>
          <text:p text:style-name="P35"><text:a xlink:type="simple" xlink:href="#__RefHeading___Toc1862_3121108448" text:style-name="Index_20_Link" text:visited-style-name="Index_20_Link">Races<text:tab/>7</text:a></text:p>
          <text:p text:style-name="P36"><text:a xlink:type="simple" xlink:href="#__RefHeading___Toc1864_3121108448" text:style-name="Index_20_Link" text:visited-style-name="Index_20_Link">Cold Elf<text:tab/>7</text:a></text:p>
          <text:p text:style-name="P36"><text:a xlink:type="simple" xlink:href="#__RefHeading___Toc1866_3121108448" text:style-name="Index_20_Link" text:visited-style-name="Index_20_Link">Dwarf<text:tab/>8</text:a></text:p>
          <text:p text:style-name="P36"><text:a xlink:type="simple" xlink:href="#__RefHeading___Toc1878_3121108448" text:style-name="Index_20_Link" text:visited-style-name="Index_20_Link">Man<text:tab/>8</text:a></text:p>
          <text:p text:style-name="P36"><text:a xlink:type="simple" xlink:href="#__RefHeading___Toc1864_3121108448%20Copy%201" text:style-name="Index_20_Link" text:visited-style-name="Index_20_Link">Moon Elf<text:tab/>9</text:a></text:p>
          <text:p text:style-name="P35"><text:a xlink:type="simple" xlink:href="#__RefHeading___Toc452_1847516618%20Copy%201" text:style-name="Index_20_Link" text:visited-style-name="Index_20_Link">Kingdoms<text:tab/>10</text:a></text:p>
          <text:p text:style-name="P36"><text:a xlink:type="simple" xlink:href="#__RefHeading___Toc472_1847516618" text:style-name="Index_20_Link" text:visited-style-name="Index_20_Link">Aodesvu<text:tab/>10</text:a></text:p>
          <text:p text:style-name="P36"><text:a xlink:type="simple" xlink:href="#__RefHeading___Toc474_1847516618" text:style-name="Index_20_Link" text:visited-style-name="Index_20_Link">Banod<text:tab/>12</text:a></text:p>
          <text:p text:style-name="P36"><text:a xlink:type="simple" xlink:href="#__RefHeading___Toc476_1847516618" text:style-name="Index_20_Link" text:visited-style-name="Index_20_Link">Dagsvald<text:tab/>14</text:a></text:p>
          <text:p text:style-name="P36"><text:a xlink:type="simple" xlink:href="#__RefHeading___Toc499_1847516618" text:style-name="Index_20_Link" text:visited-style-name="Index_20_Link">Esrelu<text:tab/>17</text:a></text:p>
          <text:p text:style-name="P36"><text:a xlink:type="simple" xlink:href="#__RefHeading___Toc504_1847516618" text:style-name="Index_20_Link" text:visited-style-name="Index_20_Link">Glomdur<text:tab/>19</text:a></text:p>
          <text:p text:style-name="P36"><text:a xlink:type="simple" xlink:href="#__RefHeading___Toc506_1847516618" text:style-name="Index_20_Link" text:visited-style-name="Index_20_Link">Heirfgria<text:tab/>21</text:a></text:p>
          <text:p text:style-name="P36"><text:a xlink:type="simple" xlink:href="#__RefHeading___Toc1843_3121108448" text:style-name="Index_20_Link" text:visited-style-name="Index_20_Link">Hendril<text:tab/>22</text:a></text:p>
          <text:p text:style-name="P36"><text:a xlink:type="simple" xlink:href="#__RefHeading___Toc1845_3121108448" text:style-name="Index_20_Link" text:visited-style-name="Index_20_Link">Neshoz<text:tab/>24</text:a></text:p>
          <text:p text:style-name="P36"><text:a xlink:type="simple" xlink:href="#__RefHeading___Toc1847_3121108448" text:style-name="Index_20_Link" text:visited-style-name="Index_20_Link">Rànûdel<text:tab/>25</text:a></text:p>
          <text:p text:style-name="P36"><text:a xlink:type="simple" xlink:href="#__RefHeading___Toc1856_3121108448" text:style-name="Index_20_Link" text:visited-style-name="Index_20_Link">Vatakond<text:tab/>28</text:a></text:p>
          <text:p text:style-name="P36"><text:a xlink:type="simple" xlink:href="#__RefHeading___Toc1858_3121108448" text:style-name="Index_20_Link" text:visited-style-name="Index_20_Link">Vuntarla<text:tab/>30</text:a></text:p>
          <text:p text:style-name="P36"><text:a xlink:type="simple" xlink:href="#__RefHeading___Toc1860_3121108448" text:style-name="Index_20_Link" text:visited-style-name="Index_20_Link">Yûmlathnar<text:tab/>32</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65"/>
      <text:h text:style-name="P38" text:outline-level="1" text:is-list-header="true"><text:bookmark-start text:name="__RefHeading___Toc14_4052713160"/>Overview<text:bookmark-end text:name="__RefHeading___Toc14_4052713160"/></text:h>
      <text:h text:style-name="P41" text:outline-level="3"><text:bookmark-start text:name="__RefHeading___Toc450_1847516618"/>Descriptions<text:bookmark-end text:name="__RefHeading___Toc450_1847516618"/></text:h>
      <text:p text:style-name="P11"><text:span text:style-name="T5">A</text:span><text:span text:style-name="T4">ldpor is a high mythic historical fantasy world, set in the early medieval ages. The project started in 2023, july. Magic is subtle, and is not flashy/dramatic.</text:span></text:p>
      <text:p text:style-name="P11">The current year is 973. Fantastical elements should correspond from the Late Viking Ages to the Late Roman Period, with subtle elements from the 11th - 12th century.</text:p>
      <text:p text:style-name="P3"><text:span text:style-name="T1"/></text:p>
      <text:h text:style-name="P42" text:outline-level="3"><text:bookmark-start text:name="__RefHeading___Toc18_4052713160"/>Medieval Stasis<text:bookmark-end text:name="__RefHeading___Toc18_4052713160"/></text:h>
      <text:p text:style-name="P11"><text:span text:style-name="T8">T</text:span><text:span text:style-name="T7">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6"/></text:p>
      <text:h text:style-name="P43" text:outline-level="3"><text:bookmark-start text:name="__RefHeading___Toc20_4052713160"/><text:span text:style-name="T9">A</text:span>ncestries<text:bookmark-end text:name="__RefHeading___Toc20_4052713160"/></text:h>
      <text:p text:style-name="P12"><text:span text:style-name="T4">Cold elves evolved from moon elves, </text:span><text:span text:style-name="T5">and h</text:span><text:span text:style-name="T4">umans evolved from cold elves.</text:span></text:p>
      <text:p text:style-name="P12"><text:span text:style-name="T4"/></text:p>
      <text:p text:style-name="P6">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12"><text:span text:style-name="T4"/></text:p>
      <text:p text:style-name="P6">Dwarves have multiple kings. Each king usually handles a part of the kingdom, like a pantheon. One of the dwarvish king will be the kings leader. Examples: One king handles the kingdom's army, one handles imports and exports, one handles economy etc.</text:p>
      <text:p text:style-name="P12"><text:span text:style-name="T4"/></text:p>
      <text:p text:style-name="P6">Elves are more likely to <text:span text:style-name="T55">worship Parhrügi, Hirulfyr, Lünanyr, or any of the three moons, but moon elves will not worship An.</text:span></text:p>
      <text:p text:style-name="P3"><text:span text:style-name="T1"/></text:p>
      <text:h text:style-name="P44" text:outline-level="3"/>
      <text:p text:style-name="P5"/>
      <text:p text:style-name="P5"/>
      <text:h text:style-name="P44" text:outline-level="3"><text:bookmark-start text:name="__RefHeading___Toc20_4052713160 Copy 1 Copy 1"/><text:soft-page-break/>Magic<text:bookmark-end text:name="__RefHeading___Toc20_4052713160 Copy 1 Copy 1"/></text:h>
      <text:p text:style-name="P8">Magic is subtle, and is not flashy/dramatic.</text:p>
      <text:p text:style-name="P13"><text:span text:style-name="T8"/></text:p>
      <text:p text:style-name="P8">Magic items exist in this world, and there are two ways of making one. The first way is by soaking the item in potion, and the second way is by ca<text:span text:style-name="T55">sting Imbuement on</text:span> the item.</text:p>
      <text:p text:style-name="P13"><text:span text:style-name="T8"/></text:p>
      <text:p text:style-name="P8">Druids are like normal people, except for a few things: they are vegetarian (NOT vegan!), and they are most likely to worshi<text:span text:style-name="T55">p Talmundur, or less commonly Lünanyr.</text:span></text:p>
      <text:p text:style-name="P4"><text:span text:style-name="T2"/></text:p>
      <text:h text:style-name="P43" text:outline-level="3"><text:bookmark-start text:name="__RefHeading___Toc30_4052713160"/><text:span text:style-name="T9">Types of </text:span>Magic<text:bookmark-end text:name="__RefHeading___Toc30_4052713160"/></text:h>
      <text:list text:style-name="L1">
        <text:list-item>
          <text:p text:style-name="P70">Druidic magic is basically wizard magic without study and using fey's magic instead of directly accessing the Plane of Magic.</text:p>
        </text:list-item>
        <text:list-item>
          <text:p text:style-name="P70">Seer magic is when you take the essence of any god other than <text:span text:style-name="T19">Parhrügi</text:span> to make magic. Some people are innately seers by leaning towards <text:span text:style-name="T19">Lünanyr</text:span> or <text:span text:style-name="T19">Hirulfyr</text:span>, suc<text:span text:style-name="T55">h as Vielthöri Aldriàndel.</text:span></text:p>
        </text:list-item>
        <text:list-item>
          <text:p text:style-name="P70">Sorcery is when you can make simple magic happen by whim, by being magically attuned to <text:span text:style-name="T19">Jalfar</text:span>.</text:p>
        </text:list-item>
        <text:list-item>
          <text:p text:style-name="P70">Wizard magic is when you make access the <text:span text:style-name="T19">Plane of Magic</text:span> by speaking in <text:span text:style-name="T19">Primordial</text:span>, doing gestures, and holding materials.</text:p>
        </text:list-item>
        <text:list-item>
          <text:p text:style-name="P70">People who are born magically attuned to a god are rare, being around one in a million (literally, no pun intended).</text:p>
        </text:list-item>
      </text:list>
      <text:p text:style-name="P3"><text:span text:style-name="T1"/></text:p>
      <text:h text:style-name="P44" text:outline-level="3"><text:bookmark-start text:name="__RefHeading___Toc20_4052713160 Copy 1"/>Lifespans of Common Races<text:bookmark-end text:name="__RefHeading___Toc20_4052713160 Copy 1"/></text:h>
      <text:p text:style-name="P4"><text:span text:style-name="T1"><text:tab/></text:span><text:span text:style-name="T3">Human</text:span><text:span text:style-name="T2"><text:tab/>100</text:span></text:p>
      <text:p text:style-name="P7"><text:tab/><text:span text:style-name="T19">Dwarf</text:span><text:tab/><text:tab/>100</text:p>
      <text:p text:style-name="P7"><text:tab/><text:span text:style-name="T19">Cold Elf</text:span><text:tab/>130</text:p>
      <text:p text:style-name="P7"><text:tab/><text:span text:style-name="T19">Moon Elf</text:span><text:tab/>200</text:p>
      <text:p text:style-name="P7"><text:tab/><text:span text:style-name="T19">Orc</text:span><text:tab/><text:tab/>60</text:p>
      <text:p text:style-name="P4"><text:span text:style-name="T41"/></text:p>
      <text:h text:style-name="P39" text:outline-level="1"><text:bookmark-start text:name="__RefHeading___Toc452_1847516618"/>Astronomy, Cosmology, and Religion<text:bookmark-end text:name="__RefHeading___Toc452_1847516618"/></text:h>
      <text:h text:style-name="P45" text:outline-level="3"><text:bookmark-start text:name="__RefHeading___Toc454_1847516618"/>Astronomy<text:bookmark-end text:name="__RefHeading___Toc454_1847516618"/></text:h>
      <text:p text:style-name="P10">There are three moons in Aldpor, each are worshiped by mainly elves, and centaurs. Once every few decades, An rubs past on Lûn's surface, causing a bright flash and some small meteors. <text:span text:style-name="T46">The rocks that fall are usually collected for potion-making.</text:span></text:p>
      <text:list xml:id="list752207695" text:style-name="L2">
        <text:list-item>
          <text:p text:style-name="P72">An (AHN)<text:tab/>An<text:span text:style-name="T10"> is a yellow moon. </text:span>An<text:span text:style-name="T10"> means </text:span>Sulfur<text:span text:style-name="T10"> in Primordial.</text:span></text:p>
        </text:list-item>
        <text:list-item>
          <text:p text:style-name="P71"><text:span text:style-name="T39">L</text:span><text:span text:style-name="T19">û</text:span><text:span text:style-name="T39">n (LOON)</text:span><text:span text:style-name="T37"> </text:span><text:span text:style-name="T39">Lûn</text:span><text:span text:style-name="T37"> is a white moon. </text:span><text:span text:style-name="T39">Lûn</text:span><text:span text:style-name="T37"> is a moon elvish spelling of </text:span><text:span text:style-name="T39">Lun</text:span><text:span text:style-name="T37">, which means </text:span><text:span text:style-name="T39">Silver</text:span><text:span text:style-name="T37"> in Primordial.</text:span></text:p>
        </text:list-item>
        <text:list-item>
          <text:p text:style-name="P71"><text:span text:style-name="T39">Vel<text:tab/><text:tab/>Vel</text:span><text:span text:style-name="T37"> is a blue moon. </text:span><text:span text:style-name="T39">Vel</text:span><text:span text:style-name="T37"> means </text:span><text:span text:style-name="T39">Water</text:span><text:span text:style-name="T37"> in Primordial.</text:span></text:p>
        </text:list-item>
      </text:list>
      <text:p text:style-name="P9"><text:span text:style-name="T37"/></text:p>
      <text:h text:style-name="P45" text:outline-level="3"><text:bookmark-start text:name="__RefHeading___Toc456_1847516618"/>Gods<text:bookmark-end text:name="__RefHeading___Toc456_1847516618"/></text:h>
      <text:p text:style-name="P10">There a total of 5 gods in Aldpor.</text:p>
      <text:list text:continue-numbering="true" text:style-name="L2">
        <text:list-item>
          <text:p text:style-name="P72"><text:span text:style-name="T44">Hirulfyr (HIR-R</text:span><text:span text:style-name="T45">U</text:span><text:span text:style-name="T44">L-FEER)<text:tab/>Hirulfyr</text:span><text:span text:style-name="T10"> is </text:span><text:span text:style-name="T11">the God of Emotions.</text:span></text:p>
        </text:list-item>
        <text:list-item>
          <text:p text:style-name="P71"><text:span text:style-name="T40">Lünanyr</text:span><text:span text:style-name="T39"> (LOO-</text:span><text:span text:style-name="T40">NAN-NEER</text:span><text:span text:style-name="T39">)</text:span><text:span text:style-name="T37"><text:tab/></text:span><text:span text:style-name="T39">Lün</text:span><text:span text:style-name="T40">anyr</text:span><text:span text:style-name="T37"> is </text:span><text:span text:style-name="T38">the God of Life, Death, and Nature.</text:span></text:p>
        </text:list-item>
        <text:list-item>
          <text:p text:style-name="P71"><text:span text:style-name="T40">Jalfar (YAL-FAR)<text:tab/><text:tab/><text:tab/>Jalfar</text:span><text:span text:style-name="T37"> is </text:span><text:span text:style-name="T38">the God of Creation and Destruction.</text:span></text:p>
        </text:list-item>
        <text:list-item>
          <text:p text:style-name="P74"><text:span text:style-name="T42">P</text:span><text:span text:style-name="T35">arhrügi (PAR-HROO-GEE)<text:tab/>Parhrügi</text:span><text:span text:style-name="T36"> is the God of Magic.</text:span></text:p>
        </text:list-item>
        <text:list-item>
          <text:p text:style-name="P74"><text:span text:style-name="T35">Talmundur (TAL-MUN-DER)<text:tab/>Talmundur</text:span><text:span text:style-name="T36"> is the God of Nature, Tempest, and Luck.</text:span></text:p>
        </text:list-item>
      </text:list>
      <text:h text:style-name="P37" text:outline-level="1"><text:bookmark-start text:name="__RefHeading___Toc1862_3121108448"/>Races<text:bookmark-end text:name="__RefHeading___Toc1862_3121108448"/></text:h>
      <text:p text:style-name="P166">Races of Men, intelligent races, or humanoid races, are the main inhabitants of Aldpor.</text:p>
      <text:h text:style-name="P67" text:outline-level="3" text:is-list-header="true"/>
      <text:h text:style-name="P68" text:outline-level="3"><text:bookmark-start text:name="__RefHeading___Toc1864_3121108448 Copy 1 Copy 1 Copy 1"/>Centaur<text:bookmark-end text:name="__RefHeading___Toc1864_3121108448 Copy 1 Copy 1 Copy 1"/></text:h>
      <text:p text:style-name="P194"><text:span text:style-name="T75">Centaurs</text:span> <text:span text:style-name="T75">originated from Furnalfa, and now has kingdoms on the main continent of Aldpor.</text:span></text:p>
      <text:p text:style-name="P189"/>
      <text:p text:style-name="P189"><text:span text:style-name="T19">General body features and personality traits</text:span></text:p>
      <text:list text:style-name="L66">
        <text:list-item>
          <text:p text:style-name="P195"><text:span text:style-name="T68">Most are </text:span><text:span text:style-name="T30">territorial </text:span><text:span text:style-name="T17">and </text:span><text:span text:style-name="T31">unfriendly</text:span><text:span text:style-name="T17"> towards </text:span><text:span text:style-name="T31">dwarves</text:span><text:span text:style-name="T29">.</text:span></text:p>
        </text:list-item>
        <text:list-item>
          <text:p text:style-name="P161">Eyes are <text:span text:style-name="T19">pupiless.</text:span></text:p>
        </text:list-item>
      </text:list>
      <text:p text:style-name="P189"/>
      <text:p text:style-name="P95"><text:span text:style-name="T69">Racial </text:span>Abilities</text:p>
      <text:list text:style-name="L63">
        <text:list-item>
          <text:p text:style-name="P98"><text:span text:style-name="T17">Much </text:span><text:span text:style-name="T76">faster</text:span><text:span text:style-name="T17"> travel speed.</text:span></text:p>
        </text:list-item>
      </text:list>
      <text:p text:style-name="P189"/>
      <text:p text:style-name="P95">Body features</text:p>
      <text:list text:style-name="L64">
        <text:list-item>
          <text:p text:style-name="P187"><text:span text:style-name="T19">Height:</text:span> Average is <text:span text:style-name="T32">2</text:span><text:span text:style-name="T34">2</text:span><text:span text:style-name="T32">0</text:span> centimeters.</text:p>
        </text:list-item>
        <text:list-item>
          <text:p text:style-name="P187"><text:span text:style-name="T19">Weight:</text:span> Average is <text:span text:style-name="T77">4</text:span><text:span text:style-name="T78">5</text:span><text:span text:style-name="T33">0</text:span> kilograms.</text:p>
        </text:list-item>
        <text:list-item>
          <text:p text:style-name="P99">Body:<text:span text:style-name="T10"> A horse of any breed.</text:span></text:p>
        </text:list-item>
      </text:list>
      <text:list text:style-name="L65">
        <text:list-item>
          <text:p text:style-name="P188"><text:span text:style-name="T19">Skin: </text:span><text:span text:style-name="T18">Color of oak wood.</text:span></text:p>
        </text:list-item>
        <text:list-item>
          <text:p text:style-name="P188"><text:span text:style-name="T19">Hair:</text:span> <text:span text:style-name="T72">Black to </text:span><text:span text:style-name="T79">dark </text:span><text:span text:style-name="T72">brown</text:span>.</text:p>
        </text:list-item>
        <text:list-item>
          <text:p text:style-name="P196"><text:span text:style-name="T19">Fur: </text:span><text:span text:style-name="T10">Grows over their human torso, stops at hands and neck. Same color as their lower half’s fur color.</text:span></text:p>
        </text:list-item>
        <text:list-item>
          <text:p text:style-name="P188"><text:span text:style-name="T19">Eyes:</text:span> <text:span text:style-name="T73">Black, brown, green, blue, </text:span><text:span text:style-name="T74">or</text:span><text:span text:style-name="T73"> </text:span><text:span text:style-name="T79">gray</text:span>.</text:p>
        </text:list-item>
      </text:list>
      <text:h text:style-name="P59" text:outline-level="3"><text:bookmark-start text:name="__RefHeading___Toc1864_3121108448"/>Cold Elf<text:bookmark-end text:name="__RefHeading___Toc1864_3121108448"/></text:h>
      <text:p text:style-name="P172">They’re elves who live in the cold.</text:p>
      <text:p text:style-name="P172"/>
      <text:p text:style-name="P91">General body features and personality traits</text:p>
      <text:list xml:id="list1165582170" text:style-name="L50">
        <text:list-item>
          <text:p text:style-name="P173">Eyes are <text:span text:style-name="T19">pupiless</text:span>.</text:p>
        </text:list-item>
        <text:list-item>
          <text:p text:style-name="P173">Most are <text:span text:style-name="T19">calm</text:span> and <text:span text:style-name="T19">reserved.</text:span></text:p>
        </text:list-item>
        <text:list-item>
          <text:p text:style-name="P173">Hair grows at <text:span text:style-name="T19">normal</text:span> rate, facial hair grows <text:span text:style-name="T19">slower</text:span>, no armpit hair or body hair.</text:p>
        </text:list-item>
      </text:list>
      <text:p text:style-name="P172"/>
      <text:p text:style-name="P91"><text:span text:style-name="T69">Racial </text:span>Abilities</text:p>
      <text:list text:style-name="L51">
        <text:list-item>
          <text:p text:style-name="P176">Has natural <text:span text:style-name="T19">darkvision</text:span> up to <text:span text:style-name="T19">10</text:span> meters.</text:p>
        </text:list-item>
      </text:list>
      <text:p text:style-name="P172"/>
      <text:p text:style-name="P91">Body features</text:p>
      <text:list text:style-name="L52">
        <text:list-item>
          <text:p text:style-name="P177"><text:span text:style-name="T19">Height:</text:span> Average is <text:span text:style-name="T19">170</text:span> centimeters.</text:p>
        </text:list-item>
        <text:list-item>
          <text:p text:style-name="P177"><text:span text:style-name="T19">Weight:</text:span> Average is <text:span text:style-name="T19">55</text:span> kilograms.</text:p>
        </text:list-item>
        <text:list-item>
          <text:p text:style-name="P177">Earl<text:span text:style-name="T69">o</text:span>bes are long.</text:p>
        </text:list-item>
      </text:list>
      <text:p text:style-name="P172"/>
      <text:p text:style-name="P91">Variant 1 (Snow)</text:p>
      <text:list text:style-name="L53">
        <text:list-item>
          <text:p text:style-name="P178"><text:span text:style-name="T19">Skin:</text:span> Very light skin, or very pale blue skin.</text:p>
        </text:list-item>
        <text:list-item>
          <text:p text:style-name="P178"><text:span text:style-name="T19">Hair:</text:span> Black, blond, brown, white, or golden.</text:p>
        </text:list-item>
        <text:list-item>
          <text:p text:style-name="P178"><text:span text:style-name="T19">Eyes:</text:span> Brown, green, blue, gray, light yellow, or golden.</text:p>
        </text:list-item>
      </text:list>
      <text:p text:style-name="P172"/>
      <text:p text:style-name="P91">Variant 2 (Wood)</text:p>
      <text:list text:style-name="L54">
        <text:list-item>
          <text:p text:style-name="P179"><text:span text:style-name="T19">Skin:</text:span> Brown (like wood).</text:p>
        </text:list-item>
        <text:list-item>
          <text:p text:style-name="P179"><text:span text:style-name="T19">Hair: </text:span>Black, brown, or white.</text:p>
        </text:list-item>
        <text:list-item>
          <text:p text:style-name="P179"><text:span text:style-name="T19">Eyes:</text:span> Black, brown, green, golden, red, or orange.</text:p>
        </text:list-item>
      </text:list>
      <text:p text:style-name="P190"/>
      <text:h text:style-name="P63" text:outline-level="3"/>
      <text:h text:style-name="P63" text:outline-level="3"/>
      <text:h text:style-name="P69" text:outline-level="3"/>
      <text:h text:style-name="P64" text:outline-level="3"><text:bookmark-start text:name="__RefHeading___Toc1866_3121108448"/><text:span text:style-name="T67">Dwar</text:span><text:span text:style-name="T68">f</text:span><text:bookmark-end text:name="__RefHeading___Toc1866_3121108448"/></text:h>
      <text:p text:style-name="P171">Exactly how you would imagine them: short, stout, <text:span text:style-name="T68">likes to </text:span>live near/inside stone, <text:span text:style-name="T68">and likes to drink alcoholic drinks.</text:span></text:p>
      <text:p text:style-name="P171"/>
      <text:p text:style-name="P90">General body features and personality traits</text:p>
      <text:list text:style-name="L47">
        <text:list-item>
          <text:p text:style-name="P168">Most are <text:span text:style-name="T19">humorous</text:span> and like to play <text:span text:style-name="T19">pranks</text:span>.</text:p>
        </text:list-item>
        <text:list-item>
          <text:p text:style-name="P168">Hair grows <text:span text:style-name="T19">slightly faster</text:span> than normal.</text:p>
        </text:list-item>
        <text:list-item>
          <text:p text:style-name="P168"><text:span text:style-name="T19">Height:</text:span> Average is <text:span text:style-name="T19">110</text:span> centimeters.</text:p>
        </text:list-item>
        <text:list-item>
          <text:p text:style-name="P168"><text:span text:style-name="T19">Weight:</text:span> Average is <text:span text:style-name="T19">60</text:span> kilograms.</text:p>
        </text:list-item>
      </text:list>
      <text:p text:style-name="P167"/>
      <text:p text:style-name="P90">Variant 1 (<text:span text:style-name="T67">R</text:span>ed metals: copper, brass, and bronze)</text:p>
      <text:list text:style-name="L48">
        <text:list-item>
          <text:p text:style-name="P169"><text:span text:style-name="T19">Skin:</text:span> Very light grayed skin, or very pale skin.</text:p>
        </text:list-item>
        <text:list-item>
          <text:p text:style-name="P169"><text:span text:style-name="T19">Hair:</text:span> Red, or actually red (more like maroon or blood color).</text:p>
        </text:list-item>
        <text:list-item>
          <text:p text:style-name="P169"><text:span text:style-name="T19">Eyes:</text:span> Brown, golden, orange, or red.</text:p>
        </text:list-item>
      </text:list>
      <text:p text:style-name="P167"/>
      <text:p text:style-name="P90">Variant 2 (<text:span text:style-name="T67">J</text:span>ewelry and rock)</text:p>
      <text:list text:style-name="L49">
        <text:list-item>
          <text:p text:style-name="P170"><text:span text:style-name="T19">Skin:</text:span> Very light grayed skin, or very pale skin.</text:p>
        </text:list-item>
        <text:list-item>
          <text:p text:style-name="P170"><text:span text:style-name="T19">Hair:</text:span> Blond, red, brown.</text:p>
        </text:list-item>
        <text:list-item>
          <text:p text:style-name="P170"><text:span text:style-name="T19">Eyes:</text:span> Blue, green, golden, gray.</text:p>
        </text:list-item>
      </text:list>
      <text:p text:style-name="P167"/>
      <text:h text:style-name="P65" text:outline-level="3"><text:bookmark-start text:name="__RefHeading___Toc1878_3121108448"/>Man<text:bookmark-end text:name="__RefHeading___Toc1878_3121108448"/></text:h>
      <text:p text:style-name="P191">They’re just us.</text:p>
      <text:p text:style-name="P191"/>
      <text:p text:style-name="P93">General body features and personality traits</text:p>
      <text:list text:style-name="L59">
        <text:list-item>
          <text:p text:style-name="P192"><text:span text:style-name="T19">Skin:</text:span> Ranges from brown to bright skin.</text:p>
        </text:list-item>
        <text:list-item>
          <text:p text:style-name="P192"><text:span text:style-name="T19">Hair:</text:span> Black, blond, red, or brown.</text:p>
        </text:list-item>
        <text:list-item>
          <text:p text:style-name="P192"><text:span text:style-name="T19">Eyes:</text:span> Black, brown, green, blue, or gray.</text:p>
        </text:list-item>
      </text:list>
      <text:p text:style-name="P167"/>
      <text:h text:style-name="P60" text:outline-level="3"/>
      <text:h text:style-name="P62" text:outline-level="3"/>
      <text:h text:style-name="P61" text:outline-level="3"><text:bookmark-start text:name="__RefHeading___Toc1864_3121108448 Copy 1"/><text:span text:style-name="T70">Moon</text:span> Elf<text:bookmark-end text:name="__RefHeading___Toc1864_3121108448 Copy 1"/></text:h>
      <text:p text:style-name="P183">They’re elves who live in the <text:span text:style-name="T70">Forests of Rànûdel</text:span>.</text:p>
      <text:p text:style-name="P182"/>
      <text:p text:style-name="P92">General body features and personality traits</text:p>
      <text:list xml:id="list153119832421000" text:continue-list="list1165582170" text:style-name="L50">
        <text:list-item>
          <text:p text:style-name="P174">Eyes are <text:span text:style-name="T19">pupiless</text:span>.</text:p>
        </text:list-item>
        <text:list-item>
          <text:p text:style-name="P174">Most are <text:span text:style-name="T19">calm</text:span> and <text:span text:style-name="T19">reserved.</text:span></text:p>
        </text:list-item>
        <text:list-item>
          <text:p text:style-name="P174">Hair grows at <text:span text:style-name="T19">normal</text:span> rate, facial hair grows <text:span text:style-name="T19">slower</text:span>, no armpit hair or body hair.</text:p>
        </text:list-item>
      </text:list>
      <text:p text:style-name="P182"/>
      <text:p text:style-name="P92"><text:span text:style-name="T69">Racial </text:span>Abilities</text:p>
      <text:list text:style-name="L55">
        <text:list-item>
          <text:p text:style-name="P96">Keen<text:span text:style-name="T10"> sense of </text:span>balance<text:span text:style-name="T10">.</text:span></text:p>
        </text:list-item>
      </text:list>
      <text:p text:style-name="P182"/>
      <text:p text:style-name="P92">Body features</text:p>
      <text:list text:style-name="L56">
        <text:list-item>
          <text:p text:style-name="P180"><text:span text:style-name="T19">Height:</text:span> Average is <text:span text:style-name="T19">170</text:span> centimeters.</text:p>
        </text:list-item>
        <text:list-item>
          <text:p text:style-name="P180"><text:span text:style-name="T19">Weight:</text:span> Average is <text:span text:style-name="T19">55</text:span> kilograms.</text:p>
        </text:list-item>
        <text:list-item>
          <text:p text:style-name="P160">Ears are <text:span text:style-name="T19">pointed</text:span>, and <text:span text:style-name="T19">close</text:span> to the head. The <text:span text:style-name="T19">tip</text:span> of the ears generally end at <text:span text:style-name="T19">mid-forehead</text:span>, and doesn't go back farther than the back of the head.</text:p>
        </text:list-item>
      </text:list>
      <text:list text:style-name="L57">
        <text:list-item>
          <text:p text:style-name="P181"><text:span text:style-name="T19">Skin:</text:span> Very light/pale blue to a darker very light/pale blue.</text:p>
        </text:list-item>
        <text:list-item>
          <text:p text:style-name="P181"><text:span text:style-name="T19">Hair:</text:span> Dark purple, or white.</text:p>
        </text:list-item>
        <text:list-item>
          <text:p text:style-name="P181"><text:span text:style-name="T19">Eyes:</text:span> Blue, gray, or purple.</text:p>
        </text:list-item>
      </text:list>
      <text:p text:style-name="P182"/>
      <text:h text:style-name="P66" text:outline-level="3" text:is-list-header="true"><text:bookmark-start text:name="__RefHeading___Toc1864_3121108448 Copy 1 Copy 1"/>Orc<text:bookmark-end text:name="__RefHeading___Toc1864_3121108448 Copy 1 Copy 1"/></text:h>
      <text:p text:style-name="P193">Orcs come from the small island directly below the main continent.</text:p>
      <text:p text:style-name="P186"/>
      <text:p text:style-name="P186"><text:span text:style-name="T19">General body features and personality traits</text:span></text:p>
      <text:list text:continue-list="list153119832421000" text:style-name="L50">
        <text:list-item>
          <text:p text:style-name="P175">Most are <text:span text:style-name="T19">c</text:span><text:span text:style-name="T26">ompetitive</text:span><text:span text:style-name="T19">.</text:span></text:p>
        </text:list-item>
      </text:list>
      <text:p text:style-name="P186"/>
      <text:p text:style-name="P94"><text:span text:style-name="T69">Racial </text:span>Abilities</text:p>
      <text:list text:style-name="L60">
        <text:list-item>
          <text:p text:style-name="P97">Keen<text:span text:style-name="T10"> sense of </text:span><text:span text:style-name="T71">smell</text:span><text:span text:style-name="T10">.</text:span></text:p>
        </text:list-item>
      </text:list>
      <text:p text:style-name="P186"/>
      <text:p text:style-name="P94">Body features</text:p>
      <text:list text:style-name="L61">
        <text:list-item>
          <text:p text:style-name="P184"><text:span text:style-name="T19">Height:</text:span> Average is <text:span text:style-name="T19">1</text:span><text:span text:style-name="T28">90</text:span> centimeters.</text:p>
        </text:list-item>
        <text:list-item>
          <text:p text:style-name="P184"><text:span text:style-name="T19">Weight:</text:span> Average is <text:span text:style-name="T28">10</text:span><text:span text:style-name="T27">0</text:span> kilograms.</text:p>
        </text:list-item>
      </text:list>
      <text:list text:style-name="L62">
        <text:list-item>
          <text:p text:style-name="P185"><text:span text:style-name="T19">Skin: </text:span><text:span text:style-name="T16">G</text:span><text:span text:style-name="T14">reen </text:span><text:span text:style-name="T15">to </text:span><text:span text:style-name="T16">y</text:span><text:span text:style-name="T15">ellowish green.</text:span></text:p>
        </text:list-item>
        <text:list-item>
          <text:p text:style-name="P185"><text:span text:style-name="T19">Hair:</text:span> <text:span text:style-name="T72">Black to brown</text:span>.</text:p>
        </text:list-item>
        <text:list-item>
          <text:p text:style-name="P185"><text:span text:style-name="T19">Eyes:</text:span> <text:span text:style-name="T73">Black, brown, green, blue, </text:span><text:span text:style-name="T74">or</text:span><text:span text:style-name="T73"> red</text:span>.</text:p>
        </text:list-item>
      </text:list>
      <text:h text:style-name="P40" text:outline-level="1"><text:bookmark-start text:name="__RefHeading___Toc452_1847516618 Copy 1"/>Kingdoms<text:bookmark-end text:name="__RefHeading___Toc452_1847516618 Copy 1"/></text:h>
      <text:p text:style-name="P73">There are many kingdoms on Aldpor’s main continent.</text:p>
      <text:p text:style-name="P25"><text:span text:style-name="T43"/></text:p>
      <text:h text:style-name="P46" text:outline-level="3"><text:bookmark-start text:name="__RefHeading___Toc472_1847516618"/><text:span text:style-name="T20">A</text:span><text:span text:style-name="T21">odesvu</text:span><text:bookmark-end text:name="__RefHeading___Toc472_1847516618"/></text:h>
      <text:p text:style-name="Text_20_body"><text:span text:style-name="T19">Government:</text:span> Constitutional Monarchy</text:p>
      <text:p text:style-name="Text_20_body"><text:span text:style-name="T19">Race Majority:</text:span> Moon Elf, Elfmen</text:p>
      <text:p text:style-name="Text_20_body"><text:span text:style-name="T19">Culture type:</text:span> Elvish <text:span text:style-name="T47">and R</text:span>oman</text:p>
      <text:p text:style-name="Text_20_body"><text:span text:style-name="T19">Population:</text:span> 4000 in villages/towns, 30,000 people in Yūsathu Gandathu, 34,000 in total</text:p>
      <text:p text:style-name="Text_20_body"/>
      <text:p text:style-name="Text_20_body"><text:span text:style-name="T19">Main language:</text:span> Aodesvic</text:p>
      <text:p text:style-name="Text_20_body"><text:span text:style-name="T19">Other languages:</text:span> Rànûdan</text:p>
      <text:p text:style-name="Text_20_body"/>
      <text:p text:style-name="Text_20_body"><text:span text:style-name="T19">Ruler:</text:span> Aodovash</text:p>
      <text:p text:style-name="Text_20_body"/>
      <text:p text:style-name="P14">Important villages, about 20 settlem<text:span text:style-name="T47">e</text:span>n<text:span text:style-name="T47">t</text:span>s with an average population of 200 people each</text:p>
      <text:list text:style-name="L3">
        <text:list-item>
          <text:p text:style-name="P100">Brustashar</text:p>
        </text:list-item>
        <text:list-item>
          <text:p text:style-name="P100">Fiytharna</text:p>
        </text:list-item>
        <text:list-item>
          <text:p text:style-name="P101">Gaodum Mus</text:p>
        </text:list-item>
        <text:list-item>
          <text:p text:style-name="P101">Pendlas Mus</text:p>
        </text:list-item>
      </text:list>
      <text:p text:style-name="Text_20_body"/>
      <text:p text:style-name="P14">Cities</text:p>
      <text:list text:style-name="L4">
        <text:list-item>
          <text:p text:style-name="P102">Yūsathu Gandathu (30,000 people, including 500 soldiers and 100 guards)</text:p>
        </text:list-item>
      </text:list>
      <text:p text:style-name="Text_20_body"/>
      <text:p text:style-name="P75">YŪSATHU GANDATHU</text:p>
      <text:p text:style-name="Text_20_body"><text:span text:style-name="T10">Yūsathu Gandathu lo</text:span>oks like a middle eastern city built on a hill, with it's houses in a similar manner <text:span text:style-name="T10">to Hendril. Th</text:span>e hill is surrounded by forest like all other Aodesvic settlements, and it has a wooden wall 8 meters high that surrounds the city. The city is about two thirds the size of Jollantil.</text:p>
      <text:p text:style-name="P34"><text:span text:style-name="T19"/></text:p>
      <text:p text:style-name="P76">PENDLAS MUS</text:p>
      <text:p text:style-name="Text_20_body"><text:span text:style-name="T10">Pendlas </text:span><text:span text:style-name="T12">M</text:span><text:span text:style-name="T10">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0">orests. Pendlas Mus, unlike othe</text:span>r villages, has a wall, and they have 20 guards.</text:p>
      <text:p text:style-name="Text_20_body"><text:span text:style-name="T10">Aodesvu has </text:span>500 men in their army, and each village has around 10 guards. Soldiers and guards live in their garrisons.</text:p>
      <text:p text:style-name="Text_20_body"/>
      <text:p text:style-name="Text_20_body"><text:span text:style-name="T19">Soldiers/Guards:</text:span> An orange tunic, black surcoat, will provide shoes if needed. Their weapon is a spear, and a Norman kite shield.</text:p>
      <text:p text:style-name="Text_20_body"><text:span text:style-name="T19">Archers:</text:span> An orange tunic, black surcoat, will provide shoes if needed. Their weapon is a bow, with flint-headed arrows.</text:p>
      <text:p text:style-name="Text_20_body"><text:span text:style-name="T19">Lookouts:</text:span> An orange tunic, black surcoat, will provide shoes if needed. Their weapon is a crossbow, with flint-headed bolts.</text:p>
      <text:p text:style-name="Text_20_body"/>
      <text:p text:style-name="P22">CULTURE</text:p>
      <text:p text:style-name="P14">Preferred weapons</text:p>
      <text:list text:style-name="L5">
        <text:list-item>
          <text:p text:style-name="P103">Light Crossbow</text:p>
        </text:list-item>
        <text:list-item>
          <text:p text:style-name="P103">Liuyuedao</text:p>
        </text:list-item>
        <text:list-item>
          <text:p text:style-name="P103">Spatha</text:p>
        </text:list-item>
        <text:list-item>
          <text:p text:style-name="P103">Spear</text:p>
        </text:list-item>
      </text:list>
      <text:p text:style-name="Text_20_body"/>
      <text:p text:style-name="P14">Preferred metals</text:p>
      <text:list text:style-name="L6">
        <text:list-item>
          <text:p text:style-name="P104">Crucible steel</text:p>
        </text:list-item>
        <text:list-item>
          <text:p text:style-name="P104">Flint (<text:span text:style-name="T48">F</text:span>letching)</text:p>
        </text:list-item>
        <text:list-item>
          <text:p text:style-name="P104">Iron</text:p>
        </text:list-item>
        <text:list-item>
          <text:p text:style-name="P104">Silver</text:p>
        </text:list-item>
        <text:list-item>
          <text:p text:style-name="P104">Steel</text:p>
        </text:list-item>
      </text:list>
      <text:p text:style-name="Text_20_body"/>
      <text:p text:style-name="P14">Gems, gemstones and crystals</text:p>
      <text:list text:style-name="L7">
        <text:list-item>
          <text:p text:style-name="P105"><text:span text:style-name="T19">Crystal/White opal<text:tab/></text:span>Associated with <text:span text:style-name="T19">Lûn</text:span>, and believed to be associated with <text:span text:style-name="T19">Lünanyr</text:span> and life.</text:p>
        </text:list-item>
        <text:list-item>
          <text:p text:style-name="P105"><text:span text:style-name="T19">Emerald<text:tab/><text:tab/></text:span>Associated with nature.</text:p>
        </text:list-item>
        <text:list-item>
          <text:p text:style-name="P105"><text:span text:style-name="T19">Jade/Malachite<text:tab/></text:span>Believed to be associated with druidry.</text:p>
        </text:list-item>
      </text:list>
      <text:p text:style-name="Text_20_body"/>
      <text:h text:style-name="P47" text:outline-level="3"><text:bookmark-start text:name="__RefHeading___Toc474_1847516618"/>Banod<text:bookmark-end text:name="__RefHeading___Toc474_1847516618"/></text:h>
      <text:p text:style-name="P28"><text:span text:style-name="T19">Government:</text:span> Elected Diarchy</text:p>
      <text:p text:style-name="P28"><text:span text:style-name="T19">Race Majority:</text:span> Dwarf (<text:span text:style-name="T49">R</text:span>ed metals and <text:span text:style-name="T49">j</text:span>ewelry variants)</text:p>
      <text:p text:style-name="P28"><text:span text:style-name="T19">Culture type:</text:span> Slavic</text:p>
      <text:p text:style-name="P28"><text:span text:style-name="T19">Population:</text:span> ~2300 people</text:p>
      <text:p text:style-name="P28"/>
      <text:p text:style-name="P28"><text:span text:style-name="T19">Main languages:</text:span> Banodic</text:p>
      <text:p text:style-name="P28"/>
      <text:p text:style-name="P15">Rulers</text:p>
      <text:list text:style-name="L8">
        <text:list-item>
          <text:p text:style-name="P106"><text:span text:style-name="T19">Olk<text:tab/><text:tab/></text:span>Rules economy, imports, exports, <text:span text:style-name="T49">and</text:span> trading.</text:p>
        </text:list-item>
        <text:list-item>
          <text:p text:style-name="P106"><text:span text:style-name="T19">Norad<text:tab/><text:tab/></text:span>Rules military, the law, <text:span text:style-name="T49">and</text:span> criminal punishment.</text:p>
        </text:list-item>
        <text:list-item>
          <text:p text:style-name="P106"><text:span text:style-name="T19">Yarandin<text:tab/></text:span>Major King.</text:p>
        </text:list-item>
      </text:list>
      <text:p text:style-name="P28"/>
      <text:p text:style-name="P15">Castles/fortresses</text:p>
      <text:list text:style-name="L9">
        <text:list-item>
          <text:p text:style-name="P107">Banod</text:p>
        </text:list-item>
        <text:list-item>
          <text:p text:style-name="P107">Dakuuta<text:span text:style-name="T49">z</text:span></text:p>
        </text:list-item>
      </text:list>
      <text:p text:style-name="P28"/>
      <text:p text:style-name="P76">BANOD</text:p>
      <text:p text:style-name="P28">The ca<text:span text:style-name="T10">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28">Houses a<text:span text:style-name="T10">re mostly similar to a small viking cabin, with turf roofs. Houses built underground are made with thatched roofs instead.</text:span></text:p>
      <text:p text:style-name="P27">The population of Banod is 2000 people, and they have around 40 people as guards, and 5 for lookouts. Lookouts will patrol the walls.</text:p>
      <text:p text:style-name="P27">Banod doesn't have additional settlements or villages other than Dakuutaz.</text:p>
      <text:p text:style-name="P28"/>
      <text:p text:style-name="P34"><text:soft-page-break/><text:span text:style-name="T22">DAKUUTAZ</text:span></text:p>
      <text:p text:style-name="P27">Dakuutaz is a fortress built on top of a nearby peak, and also uses stone walls and has the same height as Banod. Dakuutaz holds 300 soldiers, 10 guards, and 5 lookouts. Lookouts will patrol the walls.</text:p>
      <text:p text:style-name="P28"/>
      <text:p text:style-name="P17">UNIFORMS</text:p>
      <text:p text:style-name="P28"><text:span text:style-name="T19">Soldiers/Guards:</text:span> An iron-only coppergate helmet, chainmail hauberk, gray tunic (elbow length), and a brown tunic (to wrists), will provide shoes if needed. Their weapon is a spear, and a wooden buckler.</text:p>
      <text:p text:style-name="P28"><text:span text:style-name="T19">Archers/Lookouts:</text:span> An iron-only coppergate helmet, gray tunic (elbow length), and a brown tunic (to wrists), will provide shoes if needed. Their weapon is a crossbow, with iron-headed arrows.</text:p>
      <text:p text:style-name="P28"/>
      <text:p text:style-name="P22">CULTURE</text:p>
      <text:p text:style-name="P15">Preferred weapons</text:p>
      <text:list xml:id="list1595973806" text:style-name="L10">
        <text:list-item>
          <text:p text:style-name="P108">Axe</text:p>
        </text:list-item>
        <text:list-item>
          <text:p text:style-name="P108">Light crossbow</text:p>
        </text:list-item>
        <text:list-item>
          <text:p text:style-name="P108">Shortsword</text:p>
        </text:list-item>
        <text:list-item>
          <text:p text:style-name="P108">War hammer</text:p>
        </text:list-item>
      </text:list>
      <text:p text:style-name="P28"/>
      <text:p text:style-name="P15">Preferred metals</text:p>
      <text:list text:style-name="L11">
        <text:list-item>
          <text:p text:style-name="P110">Brass</text:p>
        </text:list-item>
        <text:list-item>
          <text:p text:style-name="P110">Bronze</text:p>
        </text:list-item>
        <text:list-item>
          <text:p text:style-name="P110">Gold</text:p>
        </text:list-item>
        <text:list-item>
          <text:p text:style-name="P110">Iron</text:p>
        </text:list-item>
      </text:list>
      <text:h text:style-name="P48" text:outline-level="3"><text:bookmark-start text:name="__RefHeading___Toc476_1847516618"/>Dagsvald<text:bookmark-end text:name="__RefHeading___Toc476_1847516618"/></text:h>
      <text:p text:style-name="P30"><text:span text:style-name="T19">Government:</text:span> Feudal Absolute Monarchy</text:p>
      <text:p text:style-name="P30"><text:span text:style-name="T19">Race Majority:</text:span> Human</text:p>
      <text:p text:style-name="P30"><text:span text:style-name="T19">Culture type:</text:span> <text:span text:style-name="T50">Dagsvaldian/</text:span>Norse</text:p>
      <text:p text:style-name="P30"><text:span text:style-name="T19">Population:</text:span> 40,000 in settlements, 200 in fortresses, 1500 in Thuryngard, ~41,700 people in total</text:p>
      <text:p text:style-name="P30"/>
      <text:p text:style-name="P30"><text:span text:style-name="T19">Main languages:</text:span> Dagsvaldian</text:p>
      <text:p text:style-name="P30"><text:span text:style-name="T19">Other languages:</text:span> Esrel</text:p>
      <text:p text:style-name="P30"/>
      <text:p text:style-name="P30"><text:span text:style-name="T19">Ruler:</text:span> Palfar Thoskar II</text:p>
      <text:p text:style-name="P30"/>
      <text:p text:style-name="P16">Important villages, (400 settlements, average 100 people each village)</text:p>
      <text:list text:style-name="L12">
        <text:list-item>
          <text:p text:style-name="P111">Argonlav (150 people, under Antulreg)</text:p>
        </text:list-item>
        <text:list-item>
          <text:p text:style-name="P111">Baserdol (100 people)</text:p>
        </text:list-item>
        <text:list-item>
          <text:p text:style-name="P111">Elkvin (50 people, under Ynfrünar)</text:p>
        </text:list-item>
        <text:list-item>
          <text:p text:style-name="P111">Lismerlav (150 people, under Düangurdol)</text:p>
        </text:list-item>
      </text:list>
      <text:p text:style-name="P30"/>
      <text:p text:style-name="P16">Cities</text:p>
      <text:list text:style-name="L13">
        <text:list-item>
          <text:p text:style-name="P112">Thuryngard (1500 people, including 20 guards patrolling the walls, 20 patrolling the town, 10 lookouts, and 15 king's guards)</text:p>
        </text:list-item>
      </text:list>
      <text:p text:style-name="P30"/>
      <text:p text:style-name="P16">Towns in Thuryngard</text:p>
      <text:list text:style-name="L14">
        <text:list-item>
          <text:p text:style-name="P113">Thalmundol (600 people)</text:p>
        </text:list-item>
        <text:list-item>
          <text:p text:style-name="P113">Kagindet (500 people)</text:p>
        </text:list-item>
        <text:list-item>
          <text:p text:style-name="P113">Vilsnagur (400 people)</text:p>
        </text:list-item>
      </text:list>
      <text:p text:style-name="P30"/>
      <text:p text:style-name="P16">Important castles/Fortresses (about 10 in total, 10 guards and 15 servants in each fortress other than Thuryngard)</text:p>
      <text:list text:style-name="L15">
        <text:list-item>
          <text:p text:style-name="P114">Thuryngard (Capital), also known as Thuryngard Ring Fortress</text:p>
        </text:list-item>
        <text:list-item>
          <text:p text:style-name="P114">Ynfrünar</text:p>
        </text:list-item>
        <text:list-item>
          <text:p text:style-name="P114">Antulreg</text:p>
        </text:list-item>
        <text:list-item>
          <text:p text:style-name="P114">Düangurdol</text:p>
        </text:list-item>
      </text:list>
      <text:p text:style-name="P20"><text:soft-page-break/>THURYNGARD RING FORTRESS</text:p>
      <text:p text:style-name="P30"><text:span text:style-name="T51">This castle</text:span> is a large ring fortress made of stone, built on the top of a hill. The castle contains a city made of three towns: <text:span text:style-name="T19">Thalmundol</text:span>, <text:span text:style-name="T19">Kagindet</text:span>, and <text:span text:style-name="T19">Vilsnagur</text:span>. The outer wall has a diameter of about 500 meters. The inner wall is built on higher terrain, which is elevated up about 6 meters.</text:p>
      <text:p text:style-name="P30">The inner wall is approximately 100 meters. There are three buildings inside, where the king's house is built to the back, it's side facing the main gate while two smaller ones are built on the side. They are made of stone instead of wood.</text:p>
      <text:p text:style-name="P30">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30">In the inner ring, there is a large longhouse built with mostly stone, except for the roof and the top triangle wall part of the roof. The ring of the castle is generally reserved for only the king, his family, guards, and nobles).</text:p>
      <text:p text:style-name="P30">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30"/>
      <text:p text:style-name="P21">MILITARY</text:p>
      <text:p text:style-name="P30">Dagsvald has around 2000 men in their army, but most live in their homes.</text:p>
      <text:p text:style-name="P30"/>
      <text:p text:style-name="P21">OTHER FORTRESSES</text:p>
      <text:p text:style-name="P30">These fortresses are smaller ring fortresses about 100 meters in diameter. Each fortress has 10 guards and 15 servants, and also has some farms on the outer area. Inside are kept cattle, sheep and chickens, which the servants tend to.</text:p>
      <text:p text:style-name="P30">A jarl would live in each ring fortress, and will oversee the ring fortress and nearby settlements, such as trade, and has power over them to make sure all goes well. They can also enforce laws, gather troops, and build/build in settlements.</text:p>
      <text:p text:style-name="P30">A hersir/cheiftain would live in each settlement, and has power over what to build and other things like hosting local events.</text:p>
      <text:p text:style-name="P30"/>
      <text:p text:style-name="P16"/>
      <text:p text:style-name="P16"/>
      <text:p text:style-name="P16"/>
      <text:p text:style-name="P16"/>
      <text:p text:style-name="P16"/>
      <text:p text:style-name="P16"/>
      <text:p text:style-name="P22"><text:soft-page-break/>CULTURE</text:p>
      <text:p text:style-name="P16">Preferred weapons</text:p>
      <text:list xml:id="list3177438339" text:style-name="L16">
        <text:list-item>
          <text:p text:style-name="P115">Atgeir</text:p>
        </text:list-item>
        <text:list-item>
          <text:p text:style-name="P115">Axe</text:p>
        </text:list-item>
        <text:list-item>
          <text:p text:style-name="P115">Longaxe/<text:span text:style-name="T53">Dane Axe</text:span></text:p>
        </text:list-item>
        <text:list-item>
          <text:p text:style-name="P115">Longbow (<text:span text:style-name="T53">S</text:span>elf bow, no recurving)</text:p>
        </text:list-item>
        <text:list-item>
          <text:p text:style-name="P115">Spear</text:p>
        </text:list-item>
        <text:list-item>
          <text:p text:style-name="P115">Viking/Frankish swords</text:p>
        </text:list-item>
      </text:list>
      <text:p text:style-name="P30"/>
      <text:p text:style-name="P16">Preferred metals</text:p>
      <text:list text:style-name="L17">
        <text:list-item>
          <text:p text:style-name="P117">Crucible steel</text:p>
        </text:list-item>
        <text:list-item>
          <text:p text:style-name="P117">Flint (<text:span text:style-name="T52">F</text:span>letching)</text:p>
        </text:list-item>
        <text:list-item>
          <text:p text:style-name="P117">Gold</text:p>
        </text:list-item>
        <text:list-item>
          <text:p text:style-name="P117">Iron</text:p>
        </text:list-item>
        <text:list-item>
          <text:p text:style-name="P117">Silver</text:p>
        </text:list-item>
      </text:list>
      <text:p text:style-name="P30"/>
      <text:p text:style-name="P16">Gems, gemstones and crystals</text:p>
      <text:list text:style-name="L18">
        <text:list-item>
          <text:p text:style-name="P118"><text:span text:style-name="T19">Amber<text:tab/></text:span>Believed to repel evil spirits, associated with <text:span text:style-name="T19">Jalfar</text:span></text:p>
        </text:list-item>
        <text:list-item>
          <text:p text:style-name="P118"><text:span text:style-name="T19">Fire Opal<text:tab/></text:span>Believed to be associated with <text:span text:style-name="T19">Talmundur</text:span></text:p>
        </text:list-item>
      </text:list>
      <text:h text:style-name="P49" text:outline-level="3"><text:bookmark-start text:name="__RefHeading___Toc499_1847516618"/>Esrelu<text:bookmark-end text:name="__RefHeading___Toc499_1847516618"/></text:h>
      <text:p text:style-name="P31"><text:span text:style-name="T19">Government:</text:span> Elected Noocracy</text:p>
      <text:p text:style-name="P31"><text:span text:style-name="T19">Race Majority:</text:span> Cold Elf</text:p>
      <text:p text:style-name="P31"><text:span text:style-name="T19">Culture type:</text:span> Norse-Elvish</text:p>
      <text:p text:style-name="P31"><text:span text:style-name="T19">Population:</text:span> 16,000 people in villages, 800 people in towns, ~16,800 people</text:p>
      <text:p text:style-name="P31"/>
      <text:p text:style-name="P31"><text:span text:style-name="T19">Main language:</text:span> Esrel</text:p>
      <text:p text:style-name="P31"><text:span text:style-name="T19">Other languages:</text:span> Dagsvaldian</text:p>
      <text:p text:style-name="P31"/>
      <text:p text:style-name="P31"><text:span text:style-name="T19">Ruler:</text:span> <text:span text:style-name="T54">Queen </text:span>Ildiyre</text:p>
      <text:p text:style-name="P31"/>
      <text:p text:style-name="P17">Important villages, 200 settlements with about 80 people in each</text:p>
      <text:list text:style-name="L19">
        <text:list-item>
          <text:p text:style-name="P119">Irbalûind (100 people)</text:p>
        </text:list-item>
        <text:list-item>
          <text:p text:style-name="P119">Minbaslûind (40 people)</text:p>
        </text:list-item>
        <text:list-item>
          <text:p text:style-name="P119"><text:span text:style-name="T54">S</text:span>ölenzâeth (80 people)</text:p>
        </text:list-item>
        <text:list-item>
          <text:p text:style-name="P119">Vesesvala (50 people)</text:p>
        </text:list-item>
      </text:list>
      <text:p text:style-name="P31"/>
      <text:p text:style-name="P17">Castles</text:p>
      <text:list text:style-name="L20">
        <text:list-item>
          <text:p text:style-name="P120">Hathössali</text:p>
        </text:list-item>
      </text:list>
      <text:p text:style-name="P31"/>
      <text:p text:style-name="P17">Towns</text:p>
      <text:list text:style-name="L21">
        <text:list-item>
          <text:p text:style-name="P121">Darlûind (500 people)</text:p>
        </text:list-item>
        <text:list-item>
          <text:p text:style-name="P121">Ilkindel (300 people)</text:p>
        </text:list-item>
      </text:list>
      <text:p text:style-name="P31"/>
      <text:p text:style-name="P17">HATHÖSSALI</text:p>
      <text:p text:style-name="P31">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54">queen</text:span> and <text:span text:style-name="T54">her</text:span> family, two for servants and guards, and one for storage.</text:p>
      <text:p text:style-name="P31"/>
      <text:p text:style-name="P17">MILITARY</text:p>
      <text:p text:style-name="P31">Esrelu has around 600 people in their army, but most live in their homes.</text:p>
      <text:p text:style-name="P31"><text:soft-page-break/><text:span text:style-name="T19">UNIFORMS</text:span></text:p>
      <text:p text:style-name="P31"><text:span text:style-name="T19">Soldiers, guards:</text:span> Don't be naked, don't be stupid, and have a weapon and you're in, although you must wear a simple wood bead necklace.</text:p>
      <text:p text:style-name="P31"><text:span text:style-name="T19">Hathössali guards:</text:span> An iron nasal helmet, a chainmail hauberk, a blue viking cloak, a wood bead necklace like the one for the soldiers (must be wearing on top of cloak), and will provide a flanged mace, longbow (self bow), and flint-headed arrows.</text:p>
      <text:p text:style-name="P31"/>
      <text:p text:style-name="P22">CULTURE</text:p>
      <text:p text:style-name="P22">Preferred weapons</text:p>
      <text:list text:style-name="L22">
        <text:list-item>
          <text:p text:style-name="P156">Atgeir</text:p>
        </text:list-item>
        <text:list-item>
          <text:p text:style-name="P156">Flanged mace</text:p>
        </text:list-item>
        <text:list-item>
          <text:p text:style-name="P156">Spear</text:p>
        </text:list-item>
        <text:list-item>
          <text:p text:style-name="P156">Viking/Frankish sword</text:p>
        </text:list-item>
      </text:list>
      <text:p text:style-name="P26"/>
      <text:p text:style-name="P22">Preferred metals</text:p>
      <text:list text:style-name="L23">
        <text:list-item>
          <text:p text:style-name="P157">Crucible steel</text:p>
        </text:list-item>
        <text:list-item>
          <text:p text:style-name="P157">Flint (Fletching)</text:p>
        </text:list-item>
        <text:list-item>
          <text:p text:style-name="P157">Gold</text:p>
        </text:list-item>
        <text:list-item>
          <text:p text:style-name="P157">Iron</text:p>
        </text:list-item>
        <text:list-item>
          <text:p text:style-name="P157">Silver</text:p>
        </text:list-item>
      </text:list>
      <text:p text:style-name="P26"/>
      <text:p text:style-name="P22">Gems, gemstones and crystals</text:p>
      <text:list text:style-name="L24">
        <text:list-item>
          <text:p text:style-name="P158"><text:span text:style-name="T19">Jade/Malachite<text:tab/></text:span>Believed to be associated with druidry</text:p>
        </text:list-item>
        <text:list-item>
          <text:p text:style-name="P158"><text:span text:style-name="T19">Labradorite<text:tab/><text:tab/></text:span>Associated with <text:span text:style-name="T19">Vel</text:span></text:p>
        </text:list-item>
        <text:list-item>
          <text:p text:style-name="P158"><text:span text:style-name="T19">Obsidian<text:tab/><text:tab/></text:span>Believed to be associated with death or the void</text:p>
        </text:list-item>
      </text:list>
      <text:h text:style-name="P50" text:outline-level="3"><text:bookmark-start text:name="__RefHeading___Toc504_1847516618"/>Glomdur<text:bookmark-end text:name="__RefHeading___Toc504_1847516618"/></text:h>
      <text:p text:style-name="P32"><text:span text:style-name="T19">Government:</text:span> Elected Diarchy</text:p>
      <text:p text:style-name="P32"><text:span text:style-name="T19">Race Majority:</text:span> Dwarf (<text:span text:style-name="T56">R</text:span>ed metals and jewelry variants)</text:p>
      <text:p text:style-name="P32"><text:span text:style-name="T19">Culture type:</text:span> Slavic/<text:span text:style-name="T56">Banodic</text:span></text:p>
      <text:p text:style-name="P32"><text:span text:style-name="T19">Population:</text:span> 20,000 in villages, 10,000 in the city, ~30,000 people in total</text:p>
      <text:p text:style-name="P32"/>
      <text:p text:style-name="P32"><text:span text:style-name="T19">Main languages:</text:span> Banodic</text:p>
      <text:p text:style-name="P32"><text:span text:style-name="T19">Other languages:</text:span> Hendric</text:p>
      <text:p text:style-name="P32"/>
      <text:p text:style-name="P18">Rulers</text:p>
      <text:list text:style-name="L25">
        <text:list-item>
          <text:p text:style-name="P122"><text:span text:style-name="T19">Garv<text:tab/><text:tab/></text:span>Rules economy, imports, exports, <text:span text:style-name="T56">and</text:span> trading.</text:p>
        </text:list-item>
        <text:list-item>
          <text:p text:style-name="P122"><text:span text:style-name="T19">Raldan<text:tab/></text:span>Rules law, <text:span text:style-name="T56">and </text:span>criminal punishment.</text:p>
        </text:list-item>
        <text:list-item>
          <text:p text:style-name="P122"><text:span text:style-name="T19">Borog<text:tab/><text:tab/></text:span>Rules military, and war.</text:p>
        </text:list-item>
        <text:list-item>
          <text:p text:style-name="P122"><text:span text:style-name="T19">Thand<text:tab/><text:tab/></text:span>Major King.</text:p>
        </text:list-item>
      </text:list>
      <text:p text:style-name="P32"/>
      <text:p text:style-name="P18">Important villages (about 200 settlements, average population 100)</text:p>
      <text:list text:style-name="L26">
        <text:list-item>
          <text:p text:style-name="P123">Bazam Azarmogsie (200 people)</text:p>
        </text:list-item>
      </text:list>
      <text:p text:style-name="P32"/>
      <text:p text:style-name="P18">CITY OF GLOMDUR</text:p>
      <text:p text:style-name="P32">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32">The outside of Glomdur looks like a bunch of staircases and curtain walls that hug the cliff face, with windows and wooden walls that lead into the houses inside.</text:p>
      <text:p text:style-name="P32"/>
      <text:p text:style-name="P18">MILITARY</text:p>
      <text:p text:style-name="P32">Glomdur has around 2200 people in their army, 10 in each settlement, and 200 in Glomdur. Each settlement has around 10 guards, and Glomdur has 80 guards.</text:p>
      <text:p text:style-name="P32"/>
      <text:p text:style-name="P18"/>
      <text:p text:style-name="P18"/>
      <text:p text:style-name="P18"/>
      <text:p text:style-name="P18"><text:soft-page-break/>UNIFORMS</text:p>
      <text:p text:style-name="P32"><text:span text:style-name="T19">Soldiers:</text:span> A leather nasal helmet, and a dark gray tunic. Their weapon is a spear, and a wooden buckler.</text:p>
      <text:p text:style-name="P32"><text:span text:style-name="T19">Archers/Guards:</text:span> A leather nasal helmet, and a dark gray tunic. Their weapon is a crossbow, with flint-headed bolts.</text:p>
      <text:p text:style-name="P32"/>
      <text:p text:style-name="P23">CULTURE</text:p>
      <text:p text:style-name="P24">Preferred weapons</text:p>
      <text:list text:continue-list="list1595973806" text:style-name="L10">
        <text:list-item>
          <text:p text:style-name="P109">Axe</text:p>
        </text:list-item>
        <text:list-item>
          <text:p text:style-name="P109">Light crossbow</text:p>
        </text:list-item>
        <text:list-item>
          <text:p text:style-name="P109">Shortsword</text:p>
        </text:list-item>
        <text:list-item>
          <text:p text:style-name="P109">War hammer</text:p>
        </text:list-item>
      </text:list>
      <text:p text:style-name="P29"/>
      <text:p text:style-name="P24">Preferred metals</text:p>
      <text:list text:style-name="L27">
        <text:list-item>
          <text:p text:style-name="P162">Brass</text:p>
        </text:list-item>
        <text:list-item>
          <text:p text:style-name="P162">Bronze</text:p>
        </text:list-item>
        <text:list-item>
          <text:p text:style-name="P162">Gold</text:p>
        </text:list-item>
        <text:list-item>
          <text:p text:style-name="P162">Iron</text:p>
        </text:list-item>
      </text:list>
      <text:h text:style-name="P51" text:outline-level="3"><text:bookmark-start text:name="__RefHeading___Toc506_1847516618"/>Heirfgria<text:bookmark-end text:name="__RefHeading___Toc506_1847516618"/></text:h>
      <text:p text:style-name="P33"><text:span text:style-name="T19">Government:</text:span> Noocracy</text:p>
      <text:p text:style-name="P33"><text:span text:style-name="T19">Race Majority:</text:span> Centaur</text:p>
      <text:p text:style-name="P33"><text:span text:style-name="T19">Culture type:</text:span> Centaur</text:p>
      <text:p text:style-name="P33"><text:span text:style-name="T19">Population:</text:span> ~6,000 centaurs</text:p>
      <text:p text:style-name="P33"/>
      <text:p text:style-name="P33"><text:span text:style-name="T19">Main language:</text:span> Sylvendric</text:p>
      <text:p text:style-name="P33"><text:span text:style-name="T19">Other language:</text:span> Rànûdan</text:p>
      <text:p text:style-name="P33"/>
      <text:p text:style-name="P33"><text:span text:style-name="T19">Ruler:</text:span> Gorflock</text:p>
      <text:p text:style-name="P33"/>
      <text:p text:style-name="P19">Preferred weapons</text:p>
      <text:list xml:id="list3186686757" text:style-name="L28">
        <text:list-item>
          <text:p text:style-name="P124">Longaxe/<text:span text:style-name="T57">Dane Axe</text:span></text:p>
        </text:list-item>
        <text:list-item>
          <text:p text:style-name="P124">Longbow (self bow, no recurving)</text:p>
        </text:list-item>
        <text:list-item>
          <text:p text:style-name="P124">Light Crossbow</text:p>
        </text:list-item>
        <text:list-item>
          <text:p text:style-name="P124">Obsidian-tipped arrows</text:p>
        </text:list-item>
        <text:list-item>
          <text:p text:style-name="P124">Scimitar</text:p>
        </text:list-item>
      </text:list>
      <text:p text:style-name="P33"/>
      <text:p text:style-name="P19">Preferred metals</text:p>
      <text:list text:style-name="L29">
        <text:list-item>
          <text:p text:style-name="P126">Flint (<text:span text:style-name="T57">F</text:span>letching)</text:p>
        </text:list-item>
        <text:list-item>
          <text:p text:style-name="P126">Iron</text:p>
        </text:list-item>
        <text:list-item>
          <text:p text:style-name="P126">Silver</text:p>
        </text:list-item>
      </text:list>
      <text:p text:style-name="P33"/>
      <text:p text:style-name="P19">Gems, gemstones and crystals</text:p>
      <text:list text:style-name="L30">
        <text:list-item>
          <text:p text:style-name="P127"><text:span text:style-name="T19">Crystal/White opal</text:span><text:span text:style-name="T13"><text:tab/>A</text:span>ssociated with <text:span text:style-name="T19">Lûn</text:span>, and believed to be associated with <text:span text:style-name="T19">Lünanyr</text:span> and life</text:p>
        </text:list-item>
        <text:list-item>
          <text:p text:style-name="P127"><text:span text:style-name="T19">Emerald<text:tab/><text:tab/></text:span>Associated with nature</text:p>
        </text:list-item>
        <text:list-item>
          <text:p text:style-name="P127"><text:span text:style-name="T19">Jade/Malachite<text:tab/></text:span>Believed to be associated with druidry</text:p>
        </text:list-item>
        <text:list-item>
          <text:p text:style-name="P127"><text:span text:style-name="T19">Labradorite<text:tab/><text:tab/></text:span>Associated with <text:span text:style-name="T19">Vel</text:span>, and believed to be associated with <text:span text:style-name="T19">Parhrügi</text:span> and magic</text:p>
        </text:list-item>
        <text:list-item>
          <text:p text:style-name="P127"><text:span text:style-name="T19">Obsidian<text:tab/><text:tab/></text:span>Believed to be associated with death or the void</text:p>
        </text:list-item>
        <text:list-item>
          <text:p text:style-name="P127"><text:span text:style-name="T19">Onyx<text:tab/><text:tab/><text:tab/></text:span>Associated with <text:span text:style-name="T57">d</text:span>eath</text:p>
        </text:list-item>
      </text:list>
      <text:h text:style-name="P52" text:outline-level="3"><text:bookmark-start text:name="__RefHeading___Toc1843_3121108448"/>Hendril<text:bookmark-end text:name="__RefHeading___Toc1843_3121108448"/></text:h>
      <text:p text:style-name="P128"><text:span text:style-name="T19">Government:</text:span> Elected autocracy</text:p>
      <text:p text:style-name="P128"><text:span text:style-name="T19">Race Majority:</text:span> Human</text:p>
      <text:p text:style-name="P128"><text:span text:style-name="T19">Culture type:</text:span> Roman/<text:span text:style-name="T58">Byzantine</text:span></text:p>
      <text:p text:style-name="P128"><text:span text:style-name="T19">Population:</text:span> 15,000 people in towns, 70,000 people in cities, 85,000 people in total</text:p>
      <text:p text:style-name="P128"/>
      <text:p text:style-name="P128"><text:span text:style-name="T19">Main languages:</text:span> Hendric (English)</text:p>
      <text:p text:style-name="P128"/>
      <text:p text:style-name="P128"><text:span text:style-name="T19">Ruler:</text:span> Taevus</text:p>
      <text:p text:style-name="P128"/>
      <text:p text:style-name="P128"><text:span text:style-name="T19">Important towns (50 settlements, each town with about 300 people)</text:span></text:p>
      <text:p text:style-name="P128"><text:tab/>Bantusea</text:p>
      <text:p text:style-name="P128"><text:tab/>Forthias</text:p>
      <text:p text:style-name="P128"><text:tab/>Gellervail</text:p>
      <text:p text:style-name="P128"><text:tab/>Zenixras</text:p>
      <text:p text:style-name="P128"/>
      <text:p text:style-name="P80">Cities</text:p>
      <text:p text:style-name="P128"><text:tab/>Jollantil (main place, 50,000 people, including 1200 soldiers and 150 guards)</text:p>
      <text:p text:style-name="P128"><text:tab/>Virot (20,000 people, including 700 soldiers and 90 guards)</text:p>
      <text:p text:style-name="P128"/>
      <text:p text:style-name="P128"><text:span text:style-name="T19">Important fortresses (15 fortresses total)</text:span></text:p>
      <text:p text:style-name="P128"><text:tab/>Gavalor</text:p>
      <text:p text:style-name="P128"><text:tab/>Haedroval</text:p>
      <text:p text:style-name="P128"><text:tab/>Woparias</text:p>
      <text:p text:style-name="P128"/>
      <text:p text:style-name="P128"><text:span text:style-name="T19">JOLLANTIL</text:span></text:p>
      <text:p text:style-name="P133">Jollantil is a city built against a mountain cliff, with a stone wall about 5 meters high surrounding it. Houses are in the style of middle eastern houses, specifically Jerusalem during the 1st century, but the walls are built using common gray stone instead of sandstone/limestone.</text:p>
      <text:p text:style-name="P133"><text:span text:style-name="T19"/></text:p>
      <text:p text:style-name="P133"><text:span text:style-name="T19"/></text:p>
      <text:p text:style-name="P133"><text:span text:style-name="T19"/></text:p>
      <text:p text:style-name="P133"><text:soft-page-break/><text:span text:style-name="T19">GAVALOR, HAEDROVAL AND WOPARIAS</text:span></text:p>
      <text:p text:style-name="P133">These fortresses are small stone fortresses about 30×30 meters in size.</text:p>
      <text:p text:style-name="P128"/>
      <text:p text:style-name="P128"><text:span text:style-name="T19">MILITARY</text:span></text:p>
      <text:p text:style-name="P128">Hendril has 2500 men in their army, about 40 in each fortress, 1200 in Jollantil and 700 in Virot. Soldiers live in their garrisons.</text:p>
      <text:p text:style-name="P128"/>
      <text:p text:style-name="P80">UNIFORMS</text:p>
      <text:p text:style-name="P128"><text:span text:style-name="T19">Spearmen/Guard:</text:span> A spearman would have a leather nasal helmet, white tunic, gray pants, will provide shoes if needed. Their weapon is a spear and a norman kite shield.</text:p>
      <text:p text:style-name="P128"><text:span text:style-name="T19">Archer/Lookout:</text:span> An archer would have a leather nasal helmet, white tunic, gray pants, will provide shoes if needed. Their weapon is a longbow, flint-headed arrows, and a knife.</text:p>
      <text:p text:style-name="P128"><text:span text:style-name="T19">Palace Guard:</text:span> A palace guard would have an iron nasal helmet, yellow surcoat, hauberk, red tunic, and will provide shoes if needed. Their weapon is a spear and a norman kite shield.</text:p>
      <text:p text:style-name="P128"/>
      <text:p text:style-name="P87">CULTURES</text:p>
      <text:p text:style-name="P80">Preferred weapons</text:p>
      <text:list text:style-name="L31">
        <text:list-item>
          <text:p text:style-name="P130">Longbow</text:p>
        </text:list-item>
        <text:list-item>
          <text:p text:style-name="P130">Flanged mace</text:p>
        </text:list-item>
        <text:list-item>
          <text:p text:style-name="P130">Spatha</text:p>
        </text:list-item>
        <text:list-item>
          <text:p text:style-name="P130">Spear</text:p>
        </text:list-item>
      </text:list>
      <text:p text:style-name="P128"/>
      <text:p text:style-name="P80">Preferred metals</text:p>
      <text:list text:style-name="L32">
        <text:list-item>
          <text:p text:style-name="P131">Flint (<text:span text:style-name="T58">F</text:span>letching)</text:p>
        </text:list-item>
        <text:list-item>
          <text:p text:style-name="P131">Gold</text:p>
        </text:list-item>
        <text:list-item>
          <text:p text:style-name="P131">Iron</text:p>
        </text:list-item>
        <text:list-item>
          <text:p text:style-name="P131">Silver</text:p>
        </text:list-item>
      </text:list>
      <text:p text:style-name="P128"/>
      <text:p text:style-name="P80">Gems, gemstones and crystals</text:p>
      <text:list text:style-name="L33">
        <text:list-item>
          <text:p text:style-name="P132"><text:span text:style-name="T19">Amber<text:tab/></text:span>Believed to repel evil spirits, associated with <text:span text:style-name="T19">Jalfar</text:span></text:p>
        </text:list-item>
        <text:list-item>
          <text:p text:style-name="P132"><text:span text:style-name="T19">Jade</text:span><text:tab/><text:tab/>Associated with <text:span text:style-name="T19">Vel</text:span></text:p>
        </text:list-item>
      </text:list>
      <text:h text:style-name="P53" text:outline-level="3"><text:bookmark-start text:name="__RefHeading___Toc1845_3121108448"/>Neshoz<text:bookmark-end text:name="__RefHeading___Toc1845_3121108448"/></text:h>
      <text:p text:style-name="P134"><text:span text:style-name="T19">Government:</text:span> Noocracy</text:p>
      <text:p text:style-name="P134"><text:span text:style-name="T19">Race Majority:</text:span> Orc</text:p>
      <text:p text:style-name="P134"><text:span text:style-name="T19">Culture type:</text:span> Neshozic</text:p>
      <text:p text:style-name="P134"><text:span text:style-name="T19">Population:</text:span> ~30,000 orcs</text:p>
      <text:p text:style-name="P134"/>
      <text:p text:style-name="P134"><text:span text:style-name="T19">Main languages:</text:span> Neshozic</text:p>
      <text:p text:style-name="P134"/>
      <text:p text:style-name="P134"><text:span text:style-name="T19">Ruler:</text:span> Nonaka<text:span text:style-name="T59">t</text:span></text:p>
      <text:h text:style-name="P54" text:outline-level="3"><text:bookmark-start text:name="__RefHeading___Toc1847_3121108448"/>Rànûd<text:span text:style-name="T60">el</text:span><text:bookmark-end text:name="__RefHeading___Toc1847_3121108448"/></text:h>
      <text:p text:style-name="P129"><text:span text:style-name="T19">Government:</text:span> Elected Geniocracy</text:p>
      <text:p text:style-name="P129"><text:span text:style-name="T19">Race Majority:</text:span> Moon Elf</text:p>
      <text:p text:style-name="P129"><text:span text:style-name="T19">Culture type:</text:span> Moon Elvish</text:p>
      <text:p text:style-name="P129"><text:span text:style-name="T19">Population:</text:span> 15,000 people in settlements, 3000 people in Emeröreslu, ~20,000 people in total</text:p>
      <text:p text:style-name="P129"/>
      <text:p text:style-name="P129"><text:span text:style-name="T19">Main languages:</text:span> Rànûdan</text:p>
      <text:p text:style-name="P129"/>
      <text:p text:style-name="P129"><text:span text:style-name="T19">Ruler:</text:span> <text:span text:style-name="T60">King </text:span>Vasolas</text:p>
      <text:p text:style-name="P129"/>
      <text:p text:style-name="P129"><text:span text:style-name="T19">Important villages (300 settlements, about 50 people in each)</text:span></text:p>
      <text:list text:style-name="L35">
        <text:list-item>
          <text:p text:style-name="P159">Ailenfliiwem</text:p>
        </text:list-item>
      </text:list>
      <text:list text:style-name="L34">
        <text:list-item>
          <text:p text:style-name="P135">Qwalu Dasin</text:p>
        </text:list-item>
        <text:list-item>
          <text:p text:style-name="P135">Pûsa Dasin</text:p>
        </text:list-item>
        <text:list-item>
          <text:p text:style-name="P135">Talithtom</text:p>
        </text:list-item>
      </text:list>
      <text:p text:style-name="P129"/>
      <text:p text:style-name="P81">Cities</text:p>
      <text:p text:style-name="P129"><text:tab/>Emeröreslu (3000 people, including 200 soldiers and archers, 10 lookouts, and 15 palace guards)</text:p>
      <text:p text:style-name="P129"/>
      <text:p text:style-name="P129"><text:span text:style-name="T19">TOWNS/VILLAGES</text:span></text:p>
      <text:p text:style-name="P155">Rànûdel is located inside the Forest of Rànûdel.</text:p>
      <text:p text:style-name="P129">Qwalu Dasin and Pûsa Dasin are built along the coast of the forest, while Talithtom <text:span text:style-name="T61">and Ailenfliiwem</text:span> is built in a lower, flatter part of the forest where it isn't as mountainous and jagged as the other areas.</text:p>
      <text:p text:style-name="P129"/>
      <text:p text:style-name="P81">EMERÖRESLU</text:p>
      <text:p text:style-name="P136">Emeröreslu is built around a karst on the top of a hill, and is about 70 meters high from the top of the hill to the top of the karst. The hill area which isn't jagged allows for a large town built around this karst, which is around the same size of every district in Dagsvald combined. A wooden wall is built around this town, which is about 10 meters high. No towers or other fortifications are built on this wall, because the watchers and lookouts are primarily on the stairs/pathway that lead upwards to the palace.</text:p>
      <text:p text:style-name="P136"><text:soft-page-break/>The palace is the top of the karst. The main building is a circular wooden structure about 25 meters in diameter, with a thatched conic roof. This building is three floors high. The first floor is the throne room and two long tables, that can fit 12 people each (6 on each side). The throne also has a smaller table for the king when there is a feast/banquet. The two long tables are at the side, so there is a direct path to the throne. The throne is set on an elevated platform with stairs that lead up to it. To the right side is a staircase that is built against the wall. On the second floor are the rooms for the king and his family, and on the third floor is storage space.</text:p>
      <text:p text:style-name="P129">There is wooden railing around the top of the karst, to prevent people from falling off.</text:p>
      <text:p text:style-name="P129">A banquet can hold at most 24 people, excluding the king and queen.</text:p>
      <text:p text:style-name="P129">Two smaller circular buildings are built on the left and right side of the main building. They have two floors, with a conical thatched roof like the main building. The first floor of the one on the right is the kitchens and storage, while the second floor are space for servants. There are ten servants who live here. The building on the left are for palace guards, archers (they are also the lookouts), and guests.</text:p>
      <text:p text:style-name="P129">On the bottom, houses are usually single floored. Some houses may be two floored, but no more than that. Some houses are built on the way up to the karst, which are usually the houses of nobles.</text:p>
      <text:p text:style-name="P129"/>
      <text:p text:style-name="P81">MILITARY</text:p>
      <text:p text:style-name="P129">Emeröreslu has 200 soldiers, and 25 guards. Each village has around 5 guards. Soldiers live in their homes.</text:p>
      <text:p text:style-name="P129"/>
      <text:p text:style-name="P129"><text:span text:style-name="T19">UNIFORMS</text:span></text:p>
      <text:p text:style-name="P129"><text:span text:style-name="T19">Soldier/Guard:</text:span> A soldier would have an aqua gambeson, brown tunic, brown pants, and leather shoes. Their weapon is a spear and a Norman kite shield.</text:p>
      <text:p text:style-name="P129"><text:span text:style-name="T19">Palace Guard:</text:span> A palace guard would have a leather nasal helmet, aqua gambeson, light gray surcoat with Rànûdan's flag on it, brown tunic, and brown pants. Their weapon is a ji halberd (<text:span text:style-name="T62">d</text:span>ouble crescent varian<text:span text:style-name="T62">t</text:span>).</text:p>
      <text:p text:style-name="P129"><text:span text:style-name="T19">Archer/Lookout:</text:span> An archer would have an aqua gambeson, light gray surcoat with Rànûdan's flag on it, brown tunic, and brown pants. Their weapon is a spear, and a longbow (self bow) with obsidian-headed arrows.</text:p>
      <text:p text:style-name="P129"/>
      <text:p text:style-name="P163"><text:span text:style-name="T19"/></text:p>
      <text:p text:style-name="P163"><text:span text:style-name="T19"/></text:p>
      <text:p text:style-name="P163"><text:span text:style-name="T19"/></text:p>
      <text:p text:style-name="P163"><text:span text:style-name="T19"/></text:p>
      <text:p text:style-name="P163"><text:span text:style-name="T19"/></text:p>
      <text:p text:style-name="P163"><text:span text:style-name="T19"/></text:p>
      <text:p text:style-name="P163"><text:soft-page-break/><text:span text:style-name="T19">CULTURE</text:span></text:p>
      <text:p text:style-name="P81">Preferred weapons</text:p>
      <text:list xml:id="list77469300" text:style-name="L36">
        <text:list-item>
          <text:p text:style-name="P137">All bows</text:p>
        </text:list-item>
        <text:list-item>
          <text:p text:style-name="P137">Guandao (<text:span text:style-name="T62">O</text:span>nly for the wealthy)</text:p>
        </text:list-item>
        <text:list-item>
          <text:p text:style-name="P137">Ji</text:p>
        </text:list-item>
        <text:list-item>
          <text:p text:style-name="P137">Monk's spade (<text:span text:style-name="T62">O</text:span>nly for the wealthy)</text:p>
        </text:list-item>
        <text:list-item>
          <text:p text:style-name="P137">Obsidian-tipped arrows</text:p>
        </text:list-item>
        <text:list-item>
          <text:p text:style-name="P137">Sabers (Liuyuedao)</text:p>
        </text:list-item>
        <text:list-item>
          <text:p text:style-name="P137">Spear</text:p>
        </text:list-item>
      </text:list>
      <text:p text:style-name="P129"/>
      <text:p text:style-name="P81">Preferred metals</text:p>
      <text:list text:style-name="L37">
        <text:list-item>
          <text:p text:style-name="P139">Crucible steel</text:p>
        </text:list-item>
        <text:list-item>
          <text:p text:style-name="P139">Iron</text:p>
        </text:list-item>
        <text:list-item>
          <text:p text:style-name="P139">Obsidian (<text:span text:style-name="T62">F</text:span>letching)</text:p>
        </text:list-item>
        <text:list-item>
          <text:p text:style-name="P139">Silver</text:p>
        </text:list-item>
        <text:list-item>
          <text:p text:style-name="P139">Steel</text:p>
        </text:list-item>
      </text:list>
      <text:p text:style-name="P129"/>
      <text:p text:style-name="P81">Gems, gemstones and crystals</text:p>
      <text:list text:style-name="L38">
        <text:list-item>
          <text:p text:style-name="P140"><text:span text:style-name="T19">Emerald<text:tab/><text:tab/></text:span>Associated with nature</text:p>
        </text:list-item>
        <text:list-item>
          <text:p text:style-name="P140"><text:span text:style-name="T19">Jade/Malachite<text:tab/></text:span>Believed to be associated with druidry</text:p>
        </text:list-item>
        <text:list-item>
          <text:p text:style-name="P140"><text:span text:style-name="T19">Labradorite<text:tab/><text:tab/></text:span>Associated with <text:span text:style-name="T19">Vel</text:span>, and believed to be associated with <text:span text:style-name="T19">Parhrügi</text:span> and magic</text:p>
        </text:list-item>
        <text:list-item>
          <text:p text:style-name="P140"><text:span text:style-name="T19">Obsidian<text:tab/><text:tab/></text:span>Believed to be associated with death or the void</text:p>
        </text:list-item>
        <text:list-item>
          <text:p text:style-name="P140"><text:span text:style-name="T19">Onyx<text:tab/><text:tab/><text:tab/></text:span>Associated with death</text:p>
        </text:list-item>
      </text:list>
      <text:h text:style-name="P55" text:outline-level="3"><text:bookmark-start text:name="__RefHeading___Toc1856_3121108448"/>Vatakond<text:bookmark-end text:name="__RefHeading___Toc1856_3121108448"/></text:h>
      <text:p text:style-name="P141"><text:span text:style-name="T19">Government:</text:span> Noocracy</text:p>
      <text:p text:style-name="P141"><text:span text:style-name="T19">Race Majority:</text:span> Centaurs</text:p>
      <text:p text:style-name="P141"><text:span text:style-name="T19">Culture type:</text:span> Centaur</text:p>
      <text:p text:style-name="P141"><text:span text:style-name="T19">Popilation:</text:span> ~10,000 centaurs</text:p>
      <text:p text:style-name="P141"/>
      <text:p text:style-name="P141"><text:span text:style-name="T19">Main language:</text:span> Sylvendric</text:p>
      <text:p text:style-name="P141"><text:span text:style-name="T19">Other languages:</text:span> Rànûdan</text:p>
      <text:p text:style-name="P141"/>
      <text:p text:style-name="P141"><text:span text:style-name="T19">Ruler:</text:span> Klivahon</text:p>
      <text:p text:style-name="P141"/>
      <text:p text:style-name="P82">Known Settlements</text:p>
      <text:list text:style-name="L39">
        <text:list-item>
          <text:p text:style-name="P142">Ainattor (<text:span text:style-name="T63">R</text:span>uined)</text:p>
        </text:list-item>
        <text:list-item>
          <text:p text:style-name="P142">Antaragen (<text:span text:style-name="T23">D</text:span><text:span text:style-name="T19">agsvaldian</text:span> captured, now a <text:span text:style-name="T23">D</text:span><text:span text:style-name="T19">agsvaldian</text:span> outpost)</text:p>
        </text:list-item>
        <text:list-item>
          <text:p text:style-name="P142">Bravogen (150 centaurs, 20 are guards)</text:p>
        </text:list-item>
        <text:list-item>
          <text:p text:style-name="P142">Kornatias (100 centaurs, 10 are guards)</text:p>
        </text:list-item>
      </text:list>
      <text:p text:style-name="P141"/>
      <text:p text:style-name="P88">CULTURE</text:p>
      <text:p text:style-name="P83">Preferred weapons</text:p>
      <text:list text:continue-list="list3186686757" text:style-name="L28">
        <text:list-item>
          <text:p text:style-name="P125">Longaxe/<text:span text:style-name="T57">Dane Axe</text:span></text:p>
        </text:list-item>
        <text:list-item>
          <text:p text:style-name="P125">Longbow (self bow, no recurving)</text:p>
        </text:list-item>
        <text:list-item>
          <text:p text:style-name="P125">Light Crossbow</text:p>
        </text:list-item>
        <text:list-item>
          <text:p text:style-name="P125">Obsidian-tipped arrows</text:p>
        </text:list-item>
        <text:list-item>
          <text:p text:style-name="P125">Scimitar</text:p>
        </text:list-item>
      </text:list>
      <text:p text:style-name="P145"/>
      <text:p text:style-name="P83">Preferred metals</text:p>
      <text:list text:style-name="L40">
        <text:list-item>
          <text:p text:style-name="P143">Flint (<text:span text:style-name="T57">F</text:span>letching)</text:p>
        </text:list-item>
        <text:list-item>
          <text:p text:style-name="P143">Iron</text:p>
        </text:list-item>
        <text:list-item>
          <text:p text:style-name="P143">Silver</text:p>
        </text:list-item>
      </text:list>
      <text:p text:style-name="P145"/>
      <text:p text:style-name="P83"/>
      <text:p text:style-name="P83"><text:soft-page-break/>Gems, gemstones and crystals</text:p>
      <text:list text:style-name="L41">
        <text:list-item>
          <text:p text:style-name="P144"><text:span text:style-name="T19">Crystal/White opal</text:span><text:span text:style-name="T13"><text:tab/>A</text:span>ssociated with <text:span text:style-name="T19">Lûn</text:span>, and believed to be associated with <text:span text:style-name="T19">Lünanyr</text:span> and life</text:p>
        </text:list-item>
        <text:list-item>
          <text:p text:style-name="P144"><text:span text:style-name="T19">Emerald<text:tab/><text:tab/></text:span>Associated with nature</text:p>
        </text:list-item>
        <text:list-item>
          <text:p text:style-name="P144"><text:span text:style-name="T19">Jade/Malachite<text:tab/></text:span>Believed to be associated with druidry</text:p>
        </text:list-item>
        <text:list-item>
          <text:p text:style-name="P144"><text:span text:style-name="T19">Labradorite<text:tab/><text:tab/></text:span>Associated with <text:span text:style-name="T19">Vel</text:span>, and believed to be associated with <text:span text:style-name="T19">Parhrügi</text:span> and magic</text:p>
        </text:list-item>
        <text:list-item>
          <text:p text:style-name="P144"><text:span text:style-name="T19">Obsidian<text:tab/><text:tab/></text:span>Believed to be associated with death or the void</text:p>
        </text:list-item>
        <text:list-item>
          <text:p text:style-name="P144"><text:span text:style-name="T19">Onyx<text:tab/><text:tab/><text:tab/></text:span>Associated with <text:span text:style-name="T57">d</text:span>eath</text:p>
        </text:list-item>
      </text:list>
      <text:h text:style-name="P56" text:outline-level="3"><text:bookmark-start text:name="__RefHeading___Toc1858_3121108448"/>Vuntarla<text:bookmark-end text:name="__RefHeading___Toc1858_3121108448"/></text:h>
      <text:p text:style-name="P146"><text:span text:style-name="T19">Government:</text:span> Absolute Monarchy</text:p>
      <text:p text:style-name="P146"><text:span text:style-name="T19">Race Majority:</text:span> Cold Elf, <text:span text:style-name="T65">Elfmen</text:span>, Human (<text:span text:style-name="T64">U</text:span>ncommon)</text:p>
      <text:p text:style-name="P146"><text:span text:style-name="T19">Culture type:</text:span> <text:span text:style-name="T64">Dagsvaldian/</text:span><text:span text:style-name="T66">Norse</text:span></text:p>
      <text:p text:style-name="P146"><text:span text:style-name="T19">Pop</text:span><text:span text:style-name="T24">ul</text:span><text:span text:style-name="T19">ation:</text:span> ~500 people</text:p>
      <text:p text:style-name="P146"/>
      <text:p text:style-name="P146"><text:span text:style-name="T19">Main language:</text:span> Esrel, Dagsvaldian</text:p>
      <text:p text:style-name="P146"/>
      <text:p text:style-name="P146"><text:span text:style-name="T19">Ruler:</text:span> King Sûvisgarn</text:p>
      <text:p text:style-name="P146"/>
      <text:p text:style-name="P146"><text:span text:style-name="T19">Cities</text:span></text:p>
      <text:list text:style-name="L42">
        <text:list-item>
          <text:p text:style-name="P147">Vuntarla (500 people, 40 are guards)</text:p>
        </text:list-item>
      </text:list>
      <text:p text:style-name="P146"/>
      <text:p text:style-name="P84">VUNTARLA</text:p>
      <text:p text:style-name="P146">Vuntarla is a tiny castle that holds a town, perched on a high hill near the ocean. It is about 80 meters in width and height, and it's walls are 5 meters high and 4 meters thick, and are filled with earth, with no covering above, so the floor of the walls is grass. To get up to the walls, there is a slope made of earth inside the castle which lead up to the walls. The walls are also slightly on an angle so the stones used to build the walls don't collapse. The houses inside are made of wood, and the main "keep" is just a viking longhouse, surrounded by an inner curtain wall, made of wood.</text:p>
      <text:p text:style-name="P146">House<text:span text:style-name="T64">s</text:span> follow the same style as Dagsvald.</text:p>
      <text:p text:style-name="P146">Guards live in their homes.</text:p>
      <text:p text:style-name="P146"/>
      <text:p text:style-name="P89">CULTURE</text:p>
      <text:p text:style-name="P85">Preferred weapons</text:p>
      <text:list text:continue-list="list3177438339" text:style-name="L16">
        <text:list-item>
          <text:p text:style-name="P116">Atgeir</text:p>
        </text:list-item>
        <text:list-item>
          <text:p text:style-name="P116">Axe</text:p>
        </text:list-item>
        <text:list-item>
          <text:p text:style-name="P116">Longaxe/<text:span text:style-name="T53">Dane Axe</text:span></text:p>
        </text:list-item>
        <text:list-item>
          <text:p text:style-name="P116">Longbow (<text:span text:style-name="T53">S</text:span>elf bow, no recurving)</text:p>
        </text:list-item>
        <text:list-item>
          <text:p text:style-name="P116">Spear</text:p>
        </text:list-item>
        <text:list-item>
          <text:p text:style-name="P116">Viking/Frankish swords</text:p>
        </text:list-item>
      </text:list>
      <text:p text:style-name="P150"/>
      <text:p text:style-name="P85"/>
      <text:p text:style-name="P85"><text:soft-page-break/>Preferred metals</text:p>
      <text:list text:style-name="L43">
        <text:list-item>
          <text:p text:style-name="P148">Crucible steel</text:p>
        </text:list-item>
        <text:list-item>
          <text:p text:style-name="P148">Flint (<text:span text:style-name="T52">F</text:span>letching)</text:p>
        </text:list-item>
        <text:list-item>
          <text:p text:style-name="P148">Gold</text:p>
        </text:list-item>
        <text:list-item>
          <text:p text:style-name="P148">Iron</text:p>
        </text:list-item>
        <text:list-item>
          <text:p text:style-name="P148">Silver</text:p>
        </text:list-item>
      </text:list>
      <text:p text:style-name="P150"/>
      <text:p text:style-name="P85">Gems, gemstones and crystals</text:p>
      <text:list text:style-name="L44">
        <text:list-item>
          <text:p text:style-name="P149"><text:span text:style-name="T19">Amber<text:tab/></text:span>Believed to repel evil spirits, associated with <text:span text:style-name="T19">Jalfar</text:span></text:p>
        </text:list-item>
        <text:list-item>
          <text:p text:style-name="P149"><text:span text:style-name="T19">Fire Opal<text:tab/></text:span>Believed to be associated with <text:span text:style-name="T19">Talmundur</text:span></text:p>
        </text:list-item>
      </text:list>
      <text:h text:style-name="P57" text:outline-level="3"><text:bookmark-start text:name="__RefHeading___Toc1860_3121108448"/>Yûmlathnar<text:bookmark-end text:name="__RefHeading___Toc1860_3121108448"/></text:h>
      <text:p text:style-name="P151"><text:span text:style-name="T19">Government:</text:span> Elected autocracy</text:p>
      <text:p text:style-name="P151"><text:span text:style-name="T19">Race Majority:</text:span> Moon Elf</text:p>
      <text:p text:style-name="P151"><text:span text:style-name="T19">Culture type:</text:span> Moon Elvish</text:p>
      <text:p text:style-name="P151"><text:span text:style-name="T19">Pop</text:span><text:span text:style-name="T25">u</text:span><text:span text:style-name="T19">lation:</text:span> ~30,000 people</text:p>
      <text:p text:style-name="P151"/>
      <text:p text:style-name="P151"><text:span text:style-name="T19">Main language:</text:span> Rànûdan</text:p>
      <text:p text:style-name="P151"><text:span text:style-name="T19">Other language:</text:span> Sylvendric</text:p>
      <text:p text:style-name="P151"/>
      <text:p text:style-name="P151"><text:span text:style-name="T19">Ruler:</text:span> King Thafassil</text:p>
      <text:p text:style-name="P151"/>
      <text:p text:style-name="P164"><text:span text:style-name="T19">CULTURE</text:span></text:p>
      <text:p text:style-name="P86">Preferred weapons</text:p>
      <text:list text:continue-list="list77469300" text:style-name="L36">
        <text:list-item>
          <text:p text:style-name="P138">All bows</text:p>
        </text:list-item>
        <text:list-item>
          <text:p text:style-name="P138">Guandao (<text:span text:style-name="T62">O</text:span>nly for the wealthy)</text:p>
        </text:list-item>
        <text:list-item>
          <text:p text:style-name="P138">Ji</text:p>
        </text:list-item>
        <text:list-item>
          <text:p text:style-name="P138">Monk's spade (<text:span text:style-name="T62">O</text:span>nly for the wealthy)</text:p>
        </text:list-item>
        <text:list-item>
          <text:p text:style-name="P138">Obsidian-tipped arrows</text:p>
        </text:list-item>
        <text:list-item>
          <text:p text:style-name="P138">Sabers (Liuyuedao)</text:p>
        </text:list-item>
        <text:list-item>
          <text:p text:style-name="P138">Spear</text:p>
        </text:list-item>
      </text:list>
      <text:p text:style-name="P154"/>
      <text:p text:style-name="P86">Preferred metals</text:p>
      <text:list text:style-name="L45">
        <text:list-item>
          <text:p text:style-name="P152">Crucible steel</text:p>
        </text:list-item>
        <text:list-item>
          <text:p text:style-name="P152">Iron</text:p>
        </text:list-item>
        <text:list-item>
          <text:p text:style-name="P152">Obsidian (<text:span text:style-name="T62">F</text:span>letching)</text:p>
        </text:list-item>
        <text:list-item>
          <text:p text:style-name="P152">Silver</text:p>
        </text:list-item>
        <text:list-item>
          <text:p text:style-name="P152">Steel</text:p>
        </text:list-item>
      </text:list>
      <text:p text:style-name="P154"/>
      <text:p text:style-name="P86"/>
      <text:p text:style-name="P86"/>
      <text:p text:style-name="P86"/>
      <text:p text:style-name="P86"><text:soft-page-break/>Gems, gemstones and crystals</text:p>
      <text:list text:style-name="L46">
        <text:list-item>
          <text:p text:style-name="P153"><text:span text:style-name="T19">Emerald<text:tab/><text:tab/></text:span>Associated with nature</text:p>
        </text:list-item>
        <text:list-item>
          <text:p text:style-name="P153"><text:span text:style-name="T19">Jade/Malachite<text:tab/></text:span>Believed to be associated with druidry</text:p>
        </text:list-item>
        <text:list-item>
          <text:p text:style-name="P153"><text:span text:style-name="T19">Labradorite<text:tab/><text:tab/></text:span>Associated with <text:span text:style-name="T19">Vel</text:span>, and believed to be associated with <text:span text:style-name="T19">Parhrügi</text:span> and magic</text:p>
        </text:list-item>
        <text:list-item>
          <text:p text:style-name="P153"><text:span text:style-name="T19">Obsidian<text:tab/><text:tab/></text:span>Believed to be associated with death or the void</text:p>
        </text:list-item>
        <text:list-item>
          <text:p text:style-name="P153"><text:span text:style-name="T19">Onyx<text:tab/><text:tab/><text:tab/></text:span>Associated with death</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eherazade" svg:font-family="Scheherazade" style:font-pitch="variable"/>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5:31:18.558000000</dc:date>
    <meta:editing-duration>PT2H22M36S</meta:editing-duration>
    <meta:editing-cycles>81</meta:editing-cycles>
    <meta:generator>LibreOffice/24.2.3.2$Windows_X86_64 LibreOffice_project/433d9c2ded56988e8a90e6b2e771ee4e6a5ab2ba</meta:generator>
    <meta:document-statistic meta:table-count="0" meta:image-count="0" meta:object-count="0" meta:page-count="35" meta:paragraph-count="575" meta:word-count="4780" meta:character-count="27874" meta:non-whitespace-character-count="23866"/>
  </office:meta>
</office:document-meta>
</file>